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erif1" svg:font-family="FreeSerif" style:font-family-generic="roman"/>
    <style:font-face style:name="FreeSans5" svg:font-family="FreeSans" style:font-family-generic="swiss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FreeSans1" svg:font-family="FreeSans" style:font-adornments="Bold Oblique" style:font-family-generic="swiss" style:font-pitch="variable"/>
    <style:font-face style:name="FreeSans3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689cm" table:align="left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5.701cm"/>
    </style:style>
    <style:style style:name="Table1.C" style:family="table-column">
      <style:table-column-properties style:column-width="6.001cm"/>
    </style:style>
    <style:style style:name="Table1.E" style:family="table-column">
      <style:table-column-properties style:column-width="5.997cm"/>
    </style:style>
    <style:style style:name="Table1.F" style:family="table-column">
      <style:table-column-properties style:column-width="0.991cm"/>
    </style:style>
    <style:style style:name="Table1.A1" style:family="table-cell">
      <style:table-cell-properties fo:background-color="transparent" style:border-line-width-left="0.018cm 0.018cm 0.018cm" style:border-line-width-top="0.018cm 0.018cm 0.018cm" fo:padding="0.097cm" fo:border-left="1.5pt double #000000" fo:border-right="none" fo:border-top="1.5pt double #000000" fo:border-bottom="0.05pt solid #000000">
        <style:background-image/>
      </style:table-cell-properties>
    </style:style>
    <style:style style:name="Table1.B1" style:family="table-cell">
      <style:table-cell-properties fo:background-color="transparent" style:border-line-width-top="0.018cm 0.018cm 0.018cm" fo:padding="0.097cm" fo:border-left="0.05pt solid #000000" fo:border-right="none" fo:border-top="1.5pt double #000000" fo:border-bottom="0.05pt solid #000000">
        <style:background-image/>
      </style:table-cell-properties>
    </style:style>
    <style:style style:name="Table1.F1" style:family="table-cell">
      <style:table-cell-properties fo:background-color="transparent" style:border-line-width-right="0.018cm 0.018cm 0.018cm" style:border-line-width-top="0.018cm 0.018cm 0.018cm" fo:padding="0.097cm" fo:border-left="0.05pt solid #000000" fo:border-right="1.5pt double #000000" fo:border-top="1.5pt double #000000" fo:border-bottom="0.05pt solid #000000">
        <style:background-image/>
      </style:table-cell-properties>
    </style:style>
    <style:style style:name="Table1.A2" style:family="table-cell">
      <style:table-cell-properties fo:background-color="transparent" style:border-line-width-left="0.018cm 0.018cm 0.018cm" fo:padding="0.097cm" fo:border-left="1.5pt double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transparent" style:border-line-width-right="0.018cm 0.018cm 0.018cm" fo:padding="0.097cm" fo:border-left="0.05pt solid #000000" fo:border-right="1.5pt double #000000" fo:border-top="none" fo:border-bottom="0.05pt solid #000000">
        <style:background-image/>
      </style:table-cell-properties>
    </style:style>
    <style:style style:name="Table1.A9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0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1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2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3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4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5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6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7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8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19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0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1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2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none" fo:border-top="none" fo:border-bottom="0.05pt solid #000000"/>
    </style:style>
    <style:style style:name="Table1.F22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3" style:family="table-cell">
      <style:table-cell-properties style:border-line-width-left="0.018cm 0.018cm 0.018cm" fo:padding="0.097cm" fo:border-left="1.5pt double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none" fo:border-top="none" fo:border-bottom="0.05pt solid #000000"/>
    </style:style>
    <style:style style:name="Table1.F23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le1.A24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le1.B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C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D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E24" style:family="table-cell">
      <style:table-cell-properties style:border-line-width-bottom="0.018cm 0.018cm 0.018cm" fo:padding="0.097cm" fo:border-left="0.05pt solid #000000" fo:border-right="none" fo:border-top="none" fo:border-bottom="1.5pt double #000000"/>
    </style:style>
    <style:style style:name="Table1.F24" style:family="table-cell">
      <style:table-cell-properties style:border-line-width-right="0.018cm 0.018cm 0.018cm" style:border-line-width-bottom="0.018cm 0.018cm 0.018cm" fo:padding="0.097cm" fo:border-left="0.05pt solid #000000" fo:border-right="1.5pt double #000000" fo:border-top="none" fo:border-bottom="1.5pt double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7.497cm"/>
        </style:tab-stops>
      </style:paragraph-properties>
      <style:text-properties style:font-name="FreeSerif" officeooo:rsid="000bc561" officeooo:paragraph-rsid="000bc561"/>
    </style:style>
    <style:style style:name="P3" style:family="paragraph" style:parent-style-name="Standard">
      <style:paragraph-properties>
        <style:tab-stops>
          <style:tab-stop style:position="7.497cm"/>
        </style:tab-stops>
      </style:paragraph-properties>
      <style:text-properties style:font-name="FreeSerif" officeooo:rsid="000d9034" officeooo:paragraph-rsid="000d9034"/>
    </style:style>
    <style:style style:name="P4" style:family="paragraph" style:parent-style-name="Table_20_Contents">
      <style:paragraph-properties fo:text-align="center" style:justify-single-word="false"/>
      <style:text-properties style:font-name="FreeSerif" fo:font-size="12pt" officeooo:paragraph-rsid="00338150" style:font-name-asian="Droid Sans Fallback" style:font-size-asian="12pt" style:font-name-complex="FreeSans4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FreeSerif" fo:font-size="12pt" officeooo:paragraph-rsid="0089c71a" style:font-name-asian="Droid Sans Fallback" style:font-size-asian="12pt" style:font-name-complex="FreeSans4" style:font-size-complex="12pt"/>
    </style:style>
    <style:style style:name="P6" style:family="paragraph" style:parent-style-name="Table_20_Contents">
      <style:text-properties style:font-name="FreeSerif" fo:font-size="12pt" officeooo:rsid="008337d3" officeooo:paragraph-rsid="008337d3" style:font-name-asian="FreeSerif1" style:font-size-asian="12pt" style:font-name-complex="FreeSerif1" style:font-size-complex="12pt"/>
    </style:style>
    <style:style style:name="P7" style:family="paragraph" style:parent-style-name="Table_20_Contents">
      <style:text-properties style:font-name="FreeSerif" fo:font-size="12pt" officeooo:rsid="00591af0" officeooo:paragraph-rsid="00840f23" style:font-name-asian="FreeSerif1" style:font-size-asian="12pt" style:font-name-complex="FreeSerif1" style:font-size-complex="12pt"/>
    </style:style>
    <style:style style:name="P8" style:family="paragraph" style:parent-style-name="Table_20_Contents">
      <style:text-properties style:font-name="FreeSerif" fo:font-size="12pt" officeooo:rsid="001e13a3" officeooo:paragraph-rsid="009e4ba0" style:font-name-asian="FreeSerif1" style:font-size-asian="12pt" style:font-name-complex="FreeSerif1" style:font-size-complex="12pt"/>
    </style:style>
    <style:style style:name="P9" style:family="paragraph" style:parent-style-name="Table_20_Contents">
      <style:text-properties style:font-name="FreeSerif" fo:font-size="12pt" officeooo:rsid="001e13a3" officeooo:paragraph-rsid="009e5912" style:font-name-asian="FreeSerif1" style:font-size-asian="12pt" style:font-name-complex="FreeSerif1" style:font-size-complex="12pt"/>
    </style:style>
    <style:style style:name="P10" style:family="paragraph" style:parent-style-name="Table_20_Contents">
      <style:text-properties style:font-name="FreeSerif" officeooo:rsid="001e13a3" officeooo:paragraph-rsid="00338150"/>
    </style:style>
    <style:style style:name="P11" style:family="paragraph" style:parent-style-name="Table_20_Contents">
      <style:text-properties style:font-name="FreeSerif" officeooo:rsid="003a20d5" officeooo:paragraph-rsid="003a20d5"/>
    </style:style>
    <style:style style:name="P12" style:family="paragraph" style:parent-style-name="Table_20_Contents">
      <style:text-properties style:font-name="FreeSerif" officeooo:rsid="003b7e1b" officeooo:paragraph-rsid="003cf5e8"/>
    </style:style>
    <style:style style:name="P13" style:family="paragraph" style:parent-style-name="Table_20_Contents">
      <style:text-properties style:font-name="FreeSerif" officeooo:rsid="003b7e1b" officeooo:paragraph-rsid="003e1cda"/>
    </style:style>
    <style:style style:name="P14" style:family="paragraph" style:parent-style-name="Table_20_Contents">
      <style:text-properties style:font-name="FreeSerif" officeooo:rsid="003cf5e8" officeooo:paragraph-rsid="003cf5e8"/>
    </style:style>
    <style:style style:name="P15" style:family="paragraph" style:parent-style-name="Table_20_Contents">
      <style:text-properties style:font-name="FreeSerif" officeooo:rsid="0040e725" officeooo:paragraph-rsid="0040e725"/>
    </style:style>
    <style:style style:name="P16" style:family="paragraph" style:parent-style-name="Table_20_Contents">
      <style:text-properties style:font-name="FreeSerif" officeooo:rsid="00457187" officeooo:paragraph-rsid="00457187"/>
    </style:style>
    <style:style style:name="P17" style:family="paragraph" style:parent-style-name="Table_20_Contents">
      <style:text-properties style:font-name="FreeSerif" officeooo:rsid="0045c1c8" officeooo:paragraph-rsid="0045c1c8"/>
    </style:style>
    <style:style style:name="P18" style:family="paragraph" style:parent-style-name="Table_20_Contents">
      <style:text-properties style:font-name="FreeSerif" officeooo:rsid="00571c08" officeooo:paragraph-rsid="0057944c"/>
    </style:style>
    <style:style style:name="P19" style:family="paragraph" style:parent-style-name="Table_20_Contents">
      <style:text-properties style:font-name="FreeSerif" officeooo:rsid="0057944c" officeooo:paragraph-rsid="0057944c"/>
    </style:style>
    <style:style style:name="P20" style:family="paragraph" style:parent-style-name="Table_20_Contents">
      <style:text-properties style:font-name="FreeSerif" officeooo:rsid="0057944c" officeooo:paragraph-rsid="00598dcb"/>
    </style:style>
    <style:style style:name="P21" style:family="paragraph" style:parent-style-name="Table_20_Contents">
      <style:text-properties style:font-name="FreeSerif" officeooo:rsid="0058ca6f" officeooo:paragraph-rsid="0058ca6f"/>
    </style:style>
    <style:style style:name="P22" style:family="paragraph" style:parent-style-name="Table_20_Contents">
      <style:text-properties style:font-name="FreeSerif" officeooo:rsid="00591af0" officeooo:paragraph-rsid="00591af0"/>
    </style:style>
    <style:style style:name="P23" style:family="paragraph" style:parent-style-name="Table_20_Contents">
      <style:text-properties style:font-name="FreeSerif" officeooo:rsid="00598dcb" officeooo:paragraph-rsid="00598dcb"/>
    </style:style>
    <style:style style:name="P24" style:family="paragraph" style:parent-style-name="Table_20_Contents">
      <style:text-properties style:font-name="FreeSerif" officeooo:rsid="007dfe8e" officeooo:paragraph-rsid="007dfe8e"/>
    </style:style>
    <style:style style:name="P25" style:family="paragraph" style:parent-style-name="Table_20_Contents">
      <style:text-properties style:font-name="FreeSerif" officeooo:rsid="0080c9f4" officeooo:paragraph-rsid="0080c9f4"/>
    </style:style>
    <style:style style:name="P26" style:family="paragraph" style:parent-style-name="Table_20_Contents">
      <style:text-properties style:font-name="FreeSerif" officeooo:rsid="00822766" officeooo:paragraph-rsid="008337d3"/>
    </style:style>
    <style:style style:name="P27" style:family="paragraph" style:parent-style-name="Table_20_Contents">
      <style:text-properties style:font-name="FreeSerif" officeooo:rsid="008337d3" officeooo:paragraph-rsid="008337d3"/>
    </style:style>
    <style:style style:name="P28" style:family="paragraph" style:parent-style-name="Table_20_Contents">
      <style:text-properties style:font-name="FreeSerif" officeooo:rsid="00843e2d" officeooo:paragraph-rsid="00843e2d"/>
    </style:style>
    <style:style style:name="P29" style:family="paragraph" style:parent-style-name="Table_20_Contents">
      <style:text-properties style:font-name="FreeSerif" officeooo:rsid="0085186c" officeooo:paragraph-rsid="0085186c"/>
    </style:style>
    <style:style style:name="P30" style:family="paragraph" style:parent-style-name="Table_20_Contents">
      <style:text-properties style:font-name="FreeSerif" officeooo:rsid="0089c71a" officeooo:paragraph-rsid="0089c71a"/>
    </style:style>
    <style:style style:name="P31" style:family="paragraph" style:parent-style-name="Table_20_Contents">
      <style:text-properties style:font-name="FreeSerif" officeooo:rsid="00a3af20" officeooo:paragraph-rsid="00a3af20"/>
    </style:style>
    <style:style style:name="P32" style:family="paragraph" style:parent-style-name="Table_20_Contents">
      <style:text-properties style:font-name="FreeSerif" officeooo:rsid="00a4536c" officeooo:paragraph-rsid="00a4536c"/>
    </style:style>
    <style:style style:name="P33" style:family="paragraph" style:parent-style-name="Table_20_Contents">
      <style:text-properties style:font-name="FreeSerif" officeooo:rsid="00a4536c" officeooo:paragraph-rsid="00a47ad5"/>
    </style:style>
    <style:style style:name="P34" style:family="paragraph" style:parent-style-name="Table_20_Contents">
      <style:text-properties style:font-name="FreeSerif" officeooo:rsid="00a47ad5" officeooo:paragraph-rsid="00a47ad5"/>
    </style:style>
    <style:style style:name="P35" style:family="paragraph" style:parent-style-name="Table_20_Contents">
      <style:text-properties style:font-name="FreeSerif" officeooo:rsid="00a5d532" officeooo:paragraph-rsid="00a5d532"/>
    </style:style>
    <style:style style:name="P36" style:family="paragraph" style:parent-style-name="Table_20_Contents">
      <style:text-properties style:font-name="FreeSerif" officeooo:rsid="00a61588" officeooo:paragraph-rsid="00a61588"/>
    </style:style>
    <style:style style:name="P37" style:family="paragraph" style:parent-style-name="Table_20_Contents">
      <style:text-properties style:font-name="FreeSerif" officeooo:rsid="00a77d82" officeooo:paragraph-rsid="00a77d82"/>
    </style:style>
    <style:style style:name="P38" style:family="paragraph" style:parent-style-name="Table_20_Contents">
      <style:text-properties style:font-name="FreeSerif1" fo:font-size="12pt" officeooo:rsid="0026fdc5" officeooo:paragraph-rsid="00338150" style:font-name-asian="FreeSerif1" style:font-size-asian="12pt" style:font-name-complex="FreeSerif1" style:font-size-complex="12pt"/>
    </style:style>
    <style:style style:name="P39" style:family="paragraph" style:parent-style-name="Table_20_Contents">
      <style:text-properties style:font-name="FreeSerif1" fo:font-size="12pt" officeooo:rsid="0080c9f4" officeooo:paragraph-rsid="0080c9f4" style:font-name-asian="FreeSerif1" style:font-size-asian="12pt" style:font-name-complex="FreeSerif1" style:font-size-complex="12pt"/>
    </style:style>
    <style:style style:name="P40" style:family="paragraph" style:parent-style-name="Table_20_Contents">
      <style:text-properties style:font-name="FreeSerif1" fo:font-size="12pt" officeooo:rsid="0085186c" officeooo:paragraph-rsid="0085186c" style:font-name-asian="FreeSerif1" style:font-size-asian="12pt" style:font-name-complex="FreeSerif1" style:font-size-complex="12pt"/>
    </style:style>
    <style:style style:name="P41" style:family="paragraph" style:parent-style-name="Table_20_Contents">
      <style:text-properties style:font-name="FreeSerif1" fo:font-size="12pt" officeooo:rsid="00a3af20" officeooo:paragraph-rsid="00a3af20" style:font-name-asian="FreeSerif1" style:font-size-asian="12pt" style:font-name-complex="FreeSerif1" style:font-size-complex="12pt"/>
    </style:style>
    <style:style style:name="P42" style:family="paragraph" style:parent-style-name="Table_20_Contents">
      <style:text-properties style:font-name="FreeSerif1" fo:font-size="12pt" officeooo:rsid="00a4536c" officeooo:paragraph-rsid="00a4536c" style:font-name-asian="FreeSerif1" style:font-size-asian="12pt" style:font-name-complex="FreeSerif1" style:font-size-complex="12pt"/>
    </style:style>
    <style:style style:name="P43" style:family="paragraph" style:parent-style-name="Table_20_Contents">
      <style:text-properties style:font-name="FreeSerif1" fo:font-size="12pt" officeooo:rsid="00a4536c" officeooo:paragraph-rsid="00a47ad5" style:font-name-asian="FreeSerif1" style:font-size-asian="12pt" style:font-name-complex="FreeSerif1" style:font-size-complex="12pt"/>
    </style:style>
    <style:style style:name="P44" style:family="paragraph" style:parent-style-name="Table_20_Contents">
      <style:text-properties style:font-name="FreeSerif1" fo:font-size="12pt" officeooo:rsid="00a5d532" officeooo:paragraph-rsid="00a5d532" style:font-name-asian="FreeSerif1" style:font-size-asian="12pt" style:font-name-complex="FreeSerif1" style:font-size-complex="12pt"/>
    </style:style>
    <style:style style:name="P45" style:family="paragraph" style:parent-style-name="Table_20_Contents">
      <style:text-properties style:font-name="FreeSerif1" fo:font-size="12pt" officeooo:rsid="00a61588" officeooo:paragraph-rsid="00a61588" style:font-name-asian="FreeSerif1" style:font-size-asian="12pt" style:font-name-complex="FreeSerif1" style:font-size-complex="12pt"/>
    </style:style>
    <style:style style:name="P46" style:family="paragraph" style:parent-style-name="Table_20_Contents">
      <style:text-properties style:font-name="FreeSerif1" fo:font-size="12pt" officeooo:rsid="00a61588" officeooo:paragraph-rsid="00a77d82" style:font-name-asian="FreeSerif1" style:font-size-asian="12pt" style:font-name-complex="FreeSerif1" style:font-size-complex="12pt"/>
    </style:style>
    <style:style style:name="P47" style:family="paragraph" style:parent-style-name="Table_20_Contents">
      <style:text-properties style:font-name="FreeSerif1" fo:font-size="12pt" officeooo:rsid="00a77d82" officeooo:paragraph-rsid="00a77d82" style:font-name-asian="FreeSerif1" style:font-size-asian="12pt" style:font-name-complex="FreeSerif1" style:font-size-complex="12pt"/>
    </style:style>
    <style:style style:name="P4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FreeSerif" officeooo:rsid="001aec28" officeooo:paragraph-rsid="00338150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style:font-name="FreeSerif" officeooo:rsid="001aec28" officeooo:paragraph-rsid="00338150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style:font-name="FreeSerif" officeooo:rsid="0025372c" officeooo:paragraph-rsid="00338150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style:font-name="FreeSerif" officeooo:rsid="0027d904" officeooo:paragraph-rsid="00338150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style:font-name="FreeSerif" officeooo:rsid="005a0db0" officeooo:paragraph-rsid="005a0db0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style:font-name="FreeSerif" officeooo:rsid="00598dcb" officeooo:paragraph-rsid="00598dcb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style:font-name="FreeSerif" officeooo:rsid="0080c9f4" officeooo:paragraph-rsid="0080c9f4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style:font-name="FreeSerif" officeooo:rsid="00843e2d" officeooo:paragraph-rsid="00a02a16"/>
    </style:style>
    <style:style style:name="P56" style:family="paragraph" style:parent-style-name="Table_20_Contents">
      <style:paragraph-properties fo:margin-left="0cm" fo:margin-right="0cm" fo:text-indent="0cm" style:auto-text-indent="false"/>
      <style:text-properties style:font-name="FreeSerif" officeooo:rsid="00a4536c" officeooo:paragraph-rsid="00a4536c"/>
    </style:style>
    <style:style style:name="P57" style:family="paragraph" style:parent-style-name="Table_20_Contents">
      <style:paragraph-properties fo:margin-left="0cm" fo:margin-right="0cm" fo:text-indent="0cm" style:auto-text-indent="false"/>
      <style:text-properties style:font-name="FreeSerif" officeooo:rsid="00a47ad5" officeooo:paragraph-rsid="00a47ad5"/>
    </style:style>
    <style:style style:name="P58" style:family="paragraph" style:parent-style-name="Table_20_Contents">
      <style:paragraph-properties fo:margin-left="0cm" fo:margin-right="0cm" fo:text-indent="0cm" style:auto-text-indent="false"/>
      <style:text-properties style:font-name="FreeSerif" officeooo:rsid="00a8853a" officeooo:paragraph-rsid="00a8853a"/>
    </style:style>
    <style:style style:name="P59" style:family="paragraph" style:parent-style-name="Table_20_Heading">
      <style:text-properties style:font-name="FreeSerif" fo:font-size="12pt" fo:font-weight="normal" officeooo:rsid="00177009" officeooo:paragraph-rsid="00338150" style:font-name-asian="Droid Sans Fallback" style:font-size-asian="12pt" style:font-weight-asian="normal" style:font-name-complex="FreeSans4" style:font-size-complex="12pt" style:font-weight-complex="normal"/>
    </style:style>
    <style:style style:name="P60" style:family="paragraph" style:parent-style-name="Table_20_Heading">
      <style:paragraph-properties fo:text-align="start" style:justify-single-word="false"/>
      <style:text-properties style:font-name="FreeSerif" fo:font-size="12pt" fo:font-weight="normal" officeooo:rsid="001a5bbb" officeooo:paragraph-rsid="00338150" style:font-name-asian="Droid Sans Fallback" style:font-size-asian="12pt" style:font-weight-asian="normal" style:font-name-complex="FreeSans4" style:font-size-complex="12pt" style:font-weight-complex="normal"/>
    </style:style>
    <style:style style:name="P61" style:family="paragraph" style:parent-style-name="Table_20_Heading">
      <style:paragraph-properties fo:text-align="start" style:justify-single-word="false"/>
      <style:text-properties style:font-name="FreeSerif" fo:font-size="12pt" fo:font-weight="normal" officeooo:rsid="00193229" officeooo:paragraph-rsid="00338150" style:font-name-asian="Droid Sans Fallback" style:font-size-asian="12pt" style:font-weight-asian="normal" style:font-name-complex="FreeSans4" style:font-size-complex="12pt" style:font-weight-complex="normal"/>
    </style:style>
    <style:style style:name="P62" style:family="paragraph" style:parent-style-name="Table_20_Heading">
      <style:text-properties style:font-name="FreeSerif" fo:font-weight="normal" officeooo:rsid="000b1be8" officeooo:paragraph-rsid="00338150" style:font-weight-asian="normal" style:font-weight-complex="normal"/>
    </style:style>
    <style:style style:name="P63" style:family="paragraph" style:parent-style-name="Table_20_Heading">
      <style:paragraph-properties fo:text-align="start" style:justify-single-word="false"/>
      <style:text-properties style:font-name="FreeSerif1" fo:font-size="12pt" fo:font-weight="normal" officeooo:rsid="000b44dd" officeooo:paragraph-rsid="00338150" style:font-name-asian="FreeSerif1" style:font-size-asian="12pt" style:font-weight-asian="normal" style:font-name-complex="FreeSerif1" style:font-size-complex="12pt" style:font-weight-complex="normal"/>
    </style:style>
    <style:style style:name="P64" style:family="paragraph" style:parent-style-name="Table_20_Heading">
      <style:paragraph-properties fo:text-align="start" style:justify-single-word="false"/>
      <style:text-properties style:font-name="FreeSerif1" fo:font-size="12pt" fo:font-weight="normal" officeooo:rsid="000b44dd" officeooo:paragraph-rsid="00ae767d" style:font-name-asian="FreeSerif1" style:font-size-asian="12pt" style:font-weight-asian="normal" style:font-name-complex="FreeSerif1" style:font-size-complex="12pt" style:font-weight-complex="normal"/>
    </style:style>
    <style:style style:name="P65" style:family="paragraph" style:parent-style-name="Table_20_Heading">
      <style:paragraph-properties fo:text-align="start" style:justify-single-word="false"/>
      <style:text-properties style:font-name="FreeSerif1" fo:font-size="12pt" fo:font-weight="normal" officeooo:rsid="00ae767d" officeooo:paragraph-rsid="00ae767d" style:font-name-asian="FreeSerif1" style:font-size-asian="12pt" style:font-weight-asian="normal" style:font-name-complex="FreeSerif1" style:font-size-complex="12pt" style:font-weight-complex="normal"/>
    </style:style>
    <style:style style:name="P66" style:family="paragraph" style:parent-style-name="Text_20_body">
      <style:paragraph-properties fo:margin-left="1.499cm" fo:margin-right="0cm" fo:text-indent="-1cm" style:auto-text-indent="false"/>
      <style:text-properties style:font-name-asian="Noto Sans CJK SC Regular" style:font-name-complex="FreeSans4"/>
    </style:style>
    <style:style style:name="P67" style:family="paragraph" style:parent-style-name="Text_20_body">
      <style:paragraph-properties fo:margin-left="1.499cm" fo:margin-right="0cm" fo:text-indent="-1cm" style:auto-text-indent="false"/>
      <style:text-properties officeooo:rsid="00b6f979" officeooo:paragraph-rsid="00b6f979" style:font-name-asian="Noto Sans CJK SC Regular" style:font-name-complex="FreeSans4"/>
    </style:style>
    <style:style style:name="P68" style:family="paragraph" style:parent-style-name="Text_20_body">
      <style:paragraph-properties fo:margin-left="1.499cm" fo:margin-right="0cm" fo:margin-top="0cm" fo:margin-bottom="0cm" loext:contextual-spacing="false" fo:line-height="100%" fo:text-indent="-1cm" style:auto-text-indent="false"/>
      <style:text-properties officeooo:rsid="00b6f979" officeooo:paragraph-rsid="00b6f979" style:font-name-asian="Noto Sans CJK SC Regular" style:font-name-complex="FreeSans4"/>
    </style:style>
    <style:style style:name="P69" style:family="paragraph" style:parent-style-name="Text_20_body">
      <style:paragraph-properties fo:margin-left="1.499cm" fo:margin-right="0cm" fo:margin-top="0cm" fo:margin-bottom="0cm" loext:contextual-spacing="false" fo:line-height="100%" fo:text-indent="-1cm" style:auto-text-indent="false"/>
      <style:text-properties fo:font-weight="bold" officeooo:rsid="00b6f979" officeooo:paragraph-rsid="00b6f979" style:font-name-asian="Noto Sans CJK SC Regular" style:font-weight-asian="bold" style:font-name-complex="FreeSans4" style:font-weight-complex="bold"/>
    </style:style>
    <style:style style:name="P70" style:family="paragraph" style:parent-style-name="Standard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style:font-name="FreeSerif" officeooo:rsid="00494947" officeooo:paragraph-rsid="00494947"/>
    </style:style>
    <style:style style:name="P71" style:family="paragraph" style:parent-style-name="Standard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72" style:family="paragraph" style:parent-style-name="Standard" style:list-style-name="L1">
      <style:text-properties style:font-name="FreeSerif" officeooo:rsid="00633459" officeooo:paragraph-rsid="007780a9"/>
    </style:style>
    <style:style style:name="P73" style:family="paragraph" style:parent-style-name="Standard" style:list-style-name="L1">
      <style:text-properties style:font-name="FreeSerif" officeooo:rsid="002301ce" officeooo:paragraph-rsid="002301ce"/>
    </style:style>
    <style:style style:name="P74" style:family="paragraph" style:parent-style-name="Standard" style:list-style-name="L1">
      <style:text-properties style:font-name="FreeSerif" officeooo:rsid="002301ce" officeooo:paragraph-rsid="002a8ec1"/>
    </style:style>
    <style:style style:name="P75" style:family="paragraph" style:parent-style-name="Standard" style:list-style-name="L1">
      <style:text-properties style:font-name="FreeSerif" officeooo:rsid="0028b069" officeooo:paragraph-rsid="00470473"/>
    </style:style>
    <style:style style:name="P76" style:family="paragraph" style:parent-style-name="Standard" style:list-style-name="L1">
      <style:text-properties style:font-name="FreeSerif" officeooo:rsid="00494947" officeooo:paragraph-rsid="004b3dbf"/>
    </style:style>
    <style:style style:name="P77" style:family="paragraph" style:parent-style-name="Standard" style:list-style-name="L1">
      <style:text-properties style:font-name="FreeSerif" officeooo:rsid="00494947" officeooo:paragraph-rsid="00494947"/>
    </style:style>
    <style:style style:name="P78" style:family="paragraph" style:parent-style-name="Standard" style:list-style-name="L1">
      <style:text-properties style:font-name="FreeSerif" officeooo:rsid="00441180" officeooo:paragraph-rsid="00441180"/>
    </style:style>
    <style:style style:name="P79" style:family="paragraph" style:parent-style-name="Standard" style:list-style-name="L1">
      <style:text-properties style:font-name="FreeSerif" officeooo:rsid="005f951a" officeooo:paragraph-rsid="005f951a"/>
    </style:style>
    <style:style style:name="P80" style:family="paragraph" style:parent-style-name="Standard" style:list-style-name="L1">
      <style:paragraph-properties>
        <style:tab-stops>
          <style:tab-stop style:position="7.497cm"/>
        </style:tab-stops>
      </style:paragraph-properties>
      <style:text-properties style:font-name="FreeSerif" officeooo:rsid="000bc561" officeooo:paragraph-rsid="000bc561"/>
    </style:style>
    <style:style style:name="P81" style:family="paragraph" style:parent-style-name="Standard" style:list-style-name="L1" style:master-page-name="">
      <style:paragraph-properties fo:margin-left="1cm" fo:margin-right="0cm" fo:text-indent="-0.499cm" style:auto-text-indent="false" style:page-number="auto"/>
      <style:text-properties style:font-name="FreeSerif" officeooo:paragraph-rsid="001d5932"/>
    </style:style>
    <style:style style:name="P82" style:family="paragraph" style:parent-style-name="Standard" style:list-style-name="L1" style:master-page-name="">
      <style:paragraph-properties fo:margin-left="1cm" fo:margin-right="0cm" fo:text-indent="-0.499cm" style:auto-text-indent="false" style:page-number="auto"/>
      <style:text-properties style:font-name="FreeSerif" officeooo:rsid="00057010" officeooo:paragraph-rsid="000b1913"/>
    </style:style>
    <style:style style:name="P83" style:family="paragraph" style:parent-style-name="Standard" style:list-style-name="L1" style:master-page-name="">
      <loext:graphic-properties draw:fill="none"/>
      <style:paragraph-properties fo:margin-left="1cm" fo:margin-right="0cm" fo:text-indent="-0.499cm" style:auto-text-indent="false" style:page-number="auto" fo:background-color="transparent"/>
      <style:text-properties officeooo:paragraph-rsid="001d5932"/>
    </style:style>
    <style:style style:name="P84" style:family="paragraph" style:parent-style-name="Standard" style:list-style-name="L1">
      <style:paragraph-properties fo:margin-left="1cm" fo:margin-right="0cm" fo:text-indent="-0.499cm" style:auto-text-indent="false"/>
      <style:text-properties officeooo:paragraph-rsid="0028b069"/>
    </style:style>
    <style:style style:name="P85" style:family="paragraph" style:parent-style-name="Standard" style:list-style-name="L1">
      <style:paragraph-properties fo:margin-left="1cm" fo:margin-right="0cm" fo:text-indent="-0.499cm" style:auto-text-indent="false"/>
      <style:text-properties officeooo:paragraph-rsid="0066103d"/>
    </style:style>
    <style:style style:name="P86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633459" officeooo:paragraph-rsid="00633459"/>
    </style:style>
    <style:style style:name="P87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633459" officeooo:paragraph-rsid="0064ec75"/>
    </style:style>
    <style:style style:name="P88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6619b6" officeooo:paragraph-rsid="006619b6"/>
    </style:style>
    <style:style style:name="P89" style:family="paragraph" style:parent-style-name="Standard" style:list-style-name="L1">
      <style:paragraph-properties fo:margin-left="1cm" fo:margin-right="0cm" fo:text-indent="-0.499cm" style:auto-text-indent="false"/>
      <style:text-properties style:font-name="FreeSerif" officeooo:rsid="00094878" officeooo:paragraph-rsid="001d5932"/>
    </style:style>
    <style:style style:name="P90" style:family="paragraph" style:parent-style-name="Standard" style:list-style-name="L1" style:master-page-name="">
      <loext:graphic-properties draw:fill="none"/>
      <style:paragraph-properties fo:margin-left="1.499cm" fo:margin-right="0cm" fo:text-indent="-0.499cm" style:auto-text-indent="false" style:page-number="auto" fo:background-color="transparent">
        <style:tab-stops>
          <style:tab-stop style:position="7.497cm"/>
        </style:tab-stops>
      </style:paragraph-properties>
      <style:text-properties style:font-name="FreeSerif" officeooo:rsid="00057010" officeooo:paragraph-rsid="001d5932"/>
    </style:style>
    <style:style style:name="P91" style:family="paragraph" style:parent-style-name="Standard" style:list-style-name="L1" style:master-page-name="">
      <style:paragraph-properties fo:margin-left="1.499cm" fo:margin-right="0cm" fo:text-indent="-0.499cm" style:auto-text-indent="false" style:page-number="auto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92" style:family="paragraph" style:parent-style-name="Standard" style:list-style-name="L1" style:master-page-name="">
      <loext:graphic-properties draw:fill="none"/>
      <style:paragraph-properties fo:margin-left="1.499cm" fo:margin-right="0cm" fo:text-indent="-0.499cm" style:auto-text-indent="false" style:page-number="auto" fo:background-color="transparent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93" style:family="paragraph" style:parent-style-name="Standard" style:list-style-name="L1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officeooo:paragraph-rsid="001d5932"/>
    </style:style>
    <style:style style:name="P94" style:family="paragraph" style:parent-style-name="Standard" style:list-style-name="L1">
      <loext:graphic-properties draw:fill="none"/>
      <style:paragraph-properties fo:margin-left="1.499cm" fo:margin-right="0cm" fo:text-indent="-0.499cm" style:auto-text-indent="false" fo:background-color="transparent">
        <style:tab-stops>
          <style:tab-stop style:position="7.497cm"/>
        </style:tab-stops>
      </style:paragraph-properties>
      <style:text-properties officeooo:paragraph-rsid="001d5932"/>
    </style:style>
    <style:style style:name="P95" style:family="paragraph" style:parent-style-name="Standard" style:list-style-name="L1">
      <style:paragraph-properties fo:margin-left="1.499cm" fo:margin-right="0cm" fo:text-indent="-0.499cm" style:auto-text-indent="false">
        <style:tab-stops>
          <style:tab-stop style:position="7.497cm"/>
        </style:tab-stops>
      </style:paragraph-properties>
      <style:text-properties style:font-name="FreeSerif" officeooo:rsid="00074f09" officeooo:paragraph-rsid="001d5932"/>
    </style:style>
    <style:style style:name="P96" style:family="paragraph" style:parent-style-name="Standard" style:list-style-name="L1" style:master-page-name="">
      <style:paragraph-properties style:page-number="auto">
        <style:tab-stops>
          <style:tab-stop style:position="7.497cm"/>
        </style:tab-stops>
      </style:paragraph-properties>
      <style:text-properties style:font-name="FreeSerif" officeooo:rsid="000bc561" officeooo:paragraph-rsid="000bc561"/>
    </style:style>
    <style:style style:name="P97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afde16" officeooo:paragraph-rsid="00afde16" style:font-name-asian="Noto Sans CJK SC Regular" style:font-name-complex="FreeSans4"/>
    </style:style>
    <style:style style:name="P98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b1adb0" officeooo:paragraph-rsid="00b1adb0" style:font-name-asian="Noto Sans CJK SC Regular" style:font-name-complex="FreeSans4"/>
    </style:style>
    <style:style style:name="P99" style:family="paragraph" style:parent-style-name="Text_20_body" style:list-style-name="L3">
      <style:paragraph-properties fo:margin-top="0cm" fo:margin-bottom="0cm" loext:contextual-spacing="false" fo:line-height="100%"/>
      <style:text-properties style:font-name="FreeSerif" officeooo:rsid="00b2bdd6" officeooo:paragraph-rsid="00b2bdd6" style:font-name-asian="Noto Sans CJK SC Regular" style:font-name-complex="FreeSans4"/>
    </style:style>
    <style:style style:name="P100" style:family="paragraph" style:parent-style-name="Heading_20_1">
      <style:text-properties officeooo:rsid="00b6f979" officeooo:paragraph-rsid="00b6f979"/>
    </style:style>
    <style:style style:name="P101" style:family="paragraph" style:parent-style-name="Heading_20_1">
      <style:text-properties officeooo:rsid="00afde16" officeooo:paragraph-rsid="00afde16" style:font-name-asian="Noto Sans CJK SC Regular" style:font-name-complex="FreeSans4"/>
    </style:style>
    <style:style style:name="P102" style:family="paragraph" style:parent-style-name="Heading_20_1">
      <style:text-properties officeooo:rsid="006aa90e" officeooo:paragraph-rsid="006aa90e" style:font-name-asian="Noto Sans CJK SC Regular" style:font-name-complex="FreeSans4"/>
    </style:style>
    <style:style style:name="P103" style:family="paragraph" style:parent-style-name="Heading_20_1" style:master-page-name="">
      <style:paragraph-properties style:page-number="auto" fo:keep-with-next="always"/>
      <style:text-properties officeooo:paragraph-rsid="00338150" style:font-name-asian="Noto Sans CJK SC Regular" style:font-name-complex="FreeSans4"/>
    </style:style>
    <style:style style:name="P104" style:family="paragraph" style:parent-style-name="Heading_20_1" style:master-page-name="">
      <style:paragraph-properties style:page-number="auto" fo:keep-with-next="always"/>
      <style:text-properties officeooo:paragraph-rsid="00338150"/>
    </style:style>
    <style:style style:name="P105" style:family="paragraph" style:parent-style-name="Heading_20_1" style:master-page-name="Landscape">
      <style:paragraph-properties style:page-number="auto"/>
    </style:style>
    <style:style style:name="P106" style:family="paragraph" style:parent-style-name="Heading_20_1" style:master-page-name="Standard">
      <style:paragraph-properties style:page-number="auto" fo:keep-with-next="always"/>
      <style:text-properties style:font-name="FreeSans2" fo:font-size="18.2000007629395pt" fo:font-weight="600" officeooo:rsid="006aa90e" officeooo:paragraph-rsid="006aa90e" fo:background-color="transparent" style:font-name-asian="Noto Sans CJK SC Regular" style:font-size-asian="18.2000007629395pt" style:font-weight-asian="bold" style:font-name-complex="FreeSans4" style:font-size-complex="18.2000007629395pt" style:font-weight-complex="600"/>
    </style:style>
    <style:style style:name="P107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-0.9cm" style:auto-text-indent="false" style:page-number="auto" fo:background-color="transparent" fo:keep-with-next="always">
        <style:tab-stops/>
      </style:paragraph-properties>
      <style:text-properties officeooo:paragraph-rsid="001d5932"/>
    </style:style>
    <style:style style:name="P108" style:family="paragraph" style:parent-style-name="Heading_20_3" style:master-page-name="">
      <loext:graphic-properties draw:fill="none"/>
      <style:paragraph-properties fo:margin-left="1.499cm" fo:margin-right="0cm" fo:margin-top="0.247cm" fo:margin-bottom="0.212cm" loext:contextual-spacing="false" fo:text-indent="-1cm" style:auto-text-indent="false" style:page-number="auto" fo:background-color="transparent" fo:keep-with-next="always">
        <style:tab-stops/>
      </style:paragraph-properties>
      <style:text-properties officeooo:paragraph-rsid="001d5932"/>
    </style:style>
    <style:style style:name="P109" style:family="paragraph" style:parent-style-name="Heading_20_3">
      <style:paragraph-properties fo:margin-left="1.499cm" fo:margin-right="0cm" fo:text-indent="-1cm" style:auto-text-indent="false"/>
      <style:text-properties style:font-name-asian="Noto Sans CJK SC Regular" style:font-name-complex="FreeSans4"/>
    </style:style>
    <style:style style:name="P110" style:family="paragraph" style:parent-style-name="Table_20_Contents" style:list-style-name="L2">
      <style:text-properties style:font-name="FreeSerif" officeooo:rsid="005a0db0" officeooo:paragraph-rsid="005a0db0"/>
    </style:style>
    <style:style style:name="P111" style:family="paragraph" style:parent-style-name="Table_20_Contents" style:list-style-name="L2">
      <style:text-properties style:font-name="FreeSerif" officeooo:rsid="007f0117" officeooo:paragraph-rsid="007f0117"/>
    </style:style>
    <style:style style:name="P112" style:family="paragraph" style:parent-style-name="Table_20_Contents" style:list-style-name="L2">
      <style:text-properties style:font-name="FreeSerif" officeooo:rsid="00822766" officeooo:paragraph-rsid="00822766"/>
    </style:style>
    <style:style style:name="P11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66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style:paragraph-properties fo:margin-left="0cm" fo:margin-right="0cm" fo:margin-top="0cm" fo:margin-bottom="0cm" fo:line-height="100%" fo:text-align="center" fo:text-indent="0cm"/>
    </style:style>
    <style:style style:name="P1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3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ffff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erif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3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cc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7010"/>
    </style:style>
    <style:style style:name="T2" style:family="text">
      <style:text-properties style:font-name="FreeSerif"/>
    </style:style>
    <style:style style:name="T3" style:family="text">
      <style:text-properties style:font-name="FreeSerif" officeooo:rsid="00057010"/>
    </style:style>
    <style:style style:name="T4" style:family="text">
      <style:text-properties style:font-name="FreeSerif" officeooo:rsid="00074f09"/>
    </style:style>
    <style:style style:name="T5" style:family="text">
      <style:text-properties style:font-name="FreeSerif" officeooo:rsid="00103047"/>
    </style:style>
    <style:style style:name="T6" style:family="text">
      <style:text-properties style:font-name="FreeSerif" officeooo:rsid="001e13a3"/>
    </style:style>
    <style:style style:name="T7" style:family="text">
      <style:text-properties style:font-name="FreeSerif" officeooo:rsid="00a47ad5"/>
    </style:style>
    <style:style style:name="T8" style:family="text">
      <style:text-properties style:font-name="FreeSerif" officeooo:rsid="00be8ffd"/>
    </style:style>
    <style:style style:name="T9" style:family="text">
      <style:text-properties officeooo:rsid="00074f09"/>
    </style:style>
    <style:style style:name="T10" style:family="text">
      <style:text-properties officeooo:rsid="000bc561"/>
    </style:style>
    <style:style style:name="T11" style:family="text">
      <style:text-properties officeooo:rsid="001121fe"/>
    </style:style>
    <style:style style:name="T12" style:family="text">
      <style:text-properties officeooo:rsid="00140842"/>
    </style:style>
    <style:style style:name="T13" style:family="text">
      <style:text-properties officeooo:rsid="0014bb1b"/>
    </style:style>
    <style:style style:name="T14" style:family="text">
      <style:text-properties officeooo:rsid="0004660e"/>
    </style:style>
    <style:style style:name="T15" style:family="text">
      <style:text-properties officeooo:rsid="002301ce"/>
    </style:style>
    <style:style style:name="T16" style:family="text">
      <style:text-properties officeooo:rsid="0025dcca"/>
    </style:style>
    <style:style style:name="T17" style:family="text">
      <style:text-properties officeooo:rsid="00292627"/>
    </style:style>
    <style:style style:name="T18" style:family="text">
      <style:text-properties officeooo:rsid="002a8ec1"/>
    </style:style>
    <style:style style:name="T19" style:family="text">
      <style:text-properties officeooo:rsid="000b1be8"/>
    </style:style>
    <style:style style:name="T20" style:family="text">
      <style:text-properties officeooo:rsid="001a5bbb"/>
    </style:style>
    <style:style style:name="T21" style:family="text">
      <style:text-properties fo:font-size="12pt" style:font-name-asian="FreeSerif1" style:font-size-asian="12pt" style:font-name-complex="FreeSerif1" style:font-size-complex="12pt"/>
    </style:style>
    <style:style style:name="T22" style:family="text">
      <style:text-properties fo:font-size="12pt" officeooo:rsid="001e9eb6" style:font-name-asian="FreeSerif1" style:font-size-asian="12pt" style:font-name-complex="FreeSerif1" style:font-size-complex="12pt"/>
    </style:style>
    <style:style style:name="T23" style:family="text">
      <style:text-properties fo:font-size="12pt" officeooo:rsid="001c10ba" style:font-name-asian="FreeSerif1" style:font-size-asian="12pt" style:font-name-complex="FreeSerif1" style:font-size-complex="12pt"/>
    </style:style>
    <style:style style:name="T24" style:family="text">
      <style:text-properties fo:font-size="12pt" officeooo:rsid="003cf5e8" style:font-name-asian="FreeSerif1" style:font-size-asian="12pt" style:font-name-complex="FreeSerif1" style:font-size-complex="12pt"/>
    </style:style>
    <style:style style:name="T25" style:family="text">
      <style:text-properties fo:font-size="12pt" officeooo:rsid="0045c1c8" style:font-name-asian="FreeSerif1" style:font-size-asian="12pt" style:font-name-complex="FreeSerif1" style:font-size-complex="12pt"/>
    </style:style>
    <style:style style:name="T26" style:family="text">
      <style:text-properties fo:font-size="12pt" officeooo:rsid="00470473" style:font-name-asian="FreeSerif1" style:font-size-asian="12pt" style:font-name-complex="FreeSerif1" style:font-size-complex="12pt"/>
    </style:style>
    <style:style style:name="T27" style:family="text">
      <style:text-properties fo:font-size="12pt" officeooo:rsid="004b3dbf" style:font-name-asian="FreeSerif1" style:font-size-asian="12pt" style:font-name-complex="FreeSerif1" style:font-size-complex="12pt"/>
    </style:style>
    <style:style style:name="T28" style:family="text">
      <style:text-properties fo:font-size="12pt" officeooo:rsid="007b3387" style:font-name-asian="FreeSerif1" style:font-size-asian="12pt" style:font-name-complex="FreeSerif1" style:font-size-complex="12pt"/>
    </style:style>
    <style:style style:name="T29" style:family="text">
      <style:text-properties fo:font-size="12pt" officeooo:rsid="00867e56" style:font-name-asian="FreeSerif1" style:font-size-asian="12pt" style:font-name-complex="FreeSerif1" style:font-size-complex="12pt"/>
    </style:style>
    <style:style style:name="T30" style:family="text">
      <style:text-properties fo:font-size="12pt" officeooo:rsid="00c0bd6b" style:font-name-asian="FreeSerif1" style:font-size-asian="12pt" style:font-name-complex="FreeSerif1" style:font-size-complex="12pt"/>
    </style:style>
    <style:style style:name="T31" style:family="text">
      <style:text-properties style:font-name="FreeSerif1"/>
    </style:style>
    <style:style style:name="T32" style:family="text">
      <style:text-properties style:font-name="FreeSerif1" fo:font-size="12pt" style:font-name-asian="FreeSerif1" style:font-size-asian="12pt" style:font-name-complex="FreeSerif1" style:font-size-complex="12pt"/>
    </style:style>
    <style:style style:name="T33" style:family="text">
      <style:text-properties style:font-name="FreeSerif1" fo:font-size="12pt" officeooo:rsid="001c10ba" style:font-name-asian="FreeSerif1" style:font-size-asian="12pt" style:font-name-complex="FreeSerif1" style:font-size-complex="12pt"/>
    </style:style>
    <style:style style:name="T34" style:family="text">
      <style:text-properties style:font-name="FreeSerif1" fo:font-size="12pt" officeooo:rsid="003cf5e8" style:font-name-asian="FreeSerif1" style:font-size-asian="12pt" style:font-name-complex="FreeSerif1" style:font-size-complex="12pt"/>
    </style:style>
    <style:style style:name="T35" style:family="text">
      <style:text-properties style:font-name="FreeSerif1" fo:font-size="12pt" officeooo:rsid="003f13b2" style:font-name-asian="FreeSerif1" style:font-size-asian="12pt" style:font-name-complex="FreeSerif1" style:font-size-complex="12pt"/>
    </style:style>
    <style:style style:name="T36" style:family="text">
      <style:text-properties style:font-name="FreeSerif1" officeooo:rsid="003cf5e8"/>
    </style:style>
    <style:style style:name="T37" style:family="text">
      <style:text-properties officeooo:rsid="003cf5e8"/>
    </style:style>
    <style:style style:name="T38" style:family="text">
      <style:text-properties officeooo:rsid="003e1cda"/>
    </style:style>
    <style:style style:name="T39" style:family="text">
      <style:text-properties style:text-position="super 58%" fo:font-size="12pt" officeooo:rsid="00470473" style:font-name-asian="FreeSerif1" style:font-size-asian="12pt" style:font-name-complex="FreeSerif1" style:font-size-complex="12pt"/>
    </style:style>
    <style:style style:name="T40" style:family="text">
      <style:text-properties style:text-position="super 58%" officeooo:rsid="0089c71a"/>
    </style:style>
    <style:style style:name="T41" style:family="text">
      <style:text-properties officeooo:rsid="004edf3e"/>
    </style:style>
    <style:style style:name="T42" style:family="text">
      <style:text-properties officeooo:rsid="00556a43"/>
    </style:style>
    <style:style style:name="T43" style:family="text">
      <style:text-properties officeooo:rsid="0057944c"/>
    </style:style>
    <style:style style:name="T44" style:family="text">
      <style:text-properties officeooo:rsid="00598dcb"/>
    </style:style>
    <style:style style:name="T45" style:family="text">
      <style:text-properties officeooo:rsid="005a0db0"/>
    </style:style>
    <style:style style:name="T46" style:family="text">
      <style:text-properties officeooo:rsid="005e23a5"/>
    </style:style>
    <style:style style:name="T47" style:family="text">
      <style:text-properties officeooo:rsid="0064ec75"/>
    </style:style>
    <style:style style:name="T48" style:family="text">
      <style:text-properties officeooo:rsid="007780a9"/>
    </style:style>
    <style:style style:name="T49" style:family="text">
      <style:text-properties officeooo:rsid="007b3387"/>
    </style:style>
    <style:style style:name="T50" style:family="text">
      <style:text-properties officeooo:rsid="007e6dd1"/>
    </style:style>
    <style:style style:name="T51" style:family="text">
      <style:text-properties officeooo:rsid="008337d3"/>
    </style:style>
    <style:style style:name="T52" style:family="text">
      <style:text-properties officeooo:rsid="0089c71a"/>
    </style:style>
    <style:style style:name="T53" style:family="text">
      <style:text-properties officeooo:rsid="009d3bcd"/>
    </style:style>
    <style:style style:name="T54" style:family="text">
      <style:text-properties officeooo:rsid="009da5a4"/>
    </style:style>
    <style:style style:name="T55" style:family="text">
      <style:text-properties officeooo:rsid="009e4ba0"/>
    </style:style>
    <style:style style:name="T56" style:family="text">
      <style:text-properties officeooo:rsid="00a02a16"/>
    </style:style>
    <style:style style:name="T57" style:family="text">
      <style:text-properties officeooo:rsid="00a05410"/>
    </style:style>
    <style:style style:name="T58" style:family="text">
      <style:text-properties officeooo:rsid="00a47ad5"/>
    </style:style>
    <style:style style:name="T59" style:family="text">
      <style:text-properties officeooo:rsid="00a61588"/>
    </style:style>
    <style:style style:name="T60" style:family="text">
      <style:text-properties officeooo:rsid="00a8853a"/>
    </style:style>
    <style:style style:name="T61" style:family="text">
      <style:text-properties officeooo:rsid="00be8ffd"/>
    </style:style>
    <style:style style:name="T62" style:family="text">
      <style:text-properties officeooo:rsid="00bf6d18"/>
    </style:style>
    <style:style style:name="T63" style:family="text">
      <style:text-properties officeooo:rsid="00c00586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FreeSans3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FreeSans3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fill-image-width="0cm" draw:fill-image-height="0cm" style:shadow="none" draw:shadow-opacity="100%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9cm" svg:stroke-color="#000000" draw:marker-start="" draw:marker-start-width="0.275cm" draw:marker-start-center="false" draw:marker-end="" draw:marker-end-width="0.275cm" draw:marker-end-center="false" draw:fill="solid" draw:fill-color="#dddddd" draw:textarea-horizontal-align="justify" draw:textarea-vertical-align="middle" draw:auto-grow-height="false" fo:min-height="7.165cm" fo:min-width="4.157cm" fo:padding-top="0.136cm" fo:padding-bottom="0.136cm" fo:padding-left="0.259cm" fo:padding-right="0.259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66ffff" draw:textarea-horizontal-align="justify" draw:textarea-vertical-align="middle" draw:auto-grow-height="false" fo:min-height="1.647cm" fo:min-width="0.683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1.19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cm" svg:stroke-color="#000000" draw:marker-start="Circle_20_unfilled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ffff66" draw:textarea-horizontal-align="justify" draw:textarea-vertical-align="middle" draw:auto-grow-height="false" fo:min-height="1.647cm" fo:min-width="0.68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3cm" svg:stroke-color="#000000" draw:marker-start="Circle" draw:marker-start-width="0.101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03cm" svg:stroke-color="#000000" draw:marker-start="" draw:marker-start-width="0.34cm" draw:marker-start-center="false" draw:marker-end="" draw:marker-end-width="0.3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ccff" draw:textarea-horizontal-align="justify" draw:textarea-vertical-align="middle" draw:auto-grow-height="false" fo:min-height="0.686cm" fo:min-width="0cm" fo:padding-top="0.136cm" fo:padding-bottom="0.136cm" fo:padding-left="0.259cm" fo:padding-right="0.259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.03cm" svg:stroke-color="#000000" draw:marker-start="Circle_20_unfilled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96cm" fo:padding-top="0cm" fo:padding-bottom="0cm" fo:padding-left="0cm" fo:padding-right="0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14" style:family="graphic">
      <style:graphic-properties draw:stroke="solid" svg:stroke-width="0.03cm" svg:stroke-color="#000000" draw:marker-start="" draw:marker-start-width="0.385cm" draw:marker-start-center="false" draw:marker-end="" draw:marker-end-width="0.38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15" style:family="graphic">
      <style:graphic-properties draw:stroke="solid" svg:stroke-width="0.03cm" svg:stroke-color="#000000" draw:marker-start="" draw:marker-start-width="0.43cm" draw:marker-start-center="false" draw:marker-end="" draw:marker-end-width="0.43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16" style:family="graphic">
      <style:graphic-properties draw:stroke="solid" svg:stroke-width="0.019cm" svg:stroke-color="#000000" draw:marker-start="" draw:marker-start-width="0.289cm" draw:marker-start-center="false" draw:marker-end="" draw:marker-end-width="0.289cm" draw:marker-end-center="false" draw:fill="solid" draw:fill-color="#00ccff" draw:textarea-horizontal-align="justify" draw:textarea-vertical-align="middle" draw:auto-grow-height="false" fo:min-height="1.626cm" fo:min-width="0.17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dash" draw:stroke-dash="Ultrafine_20_2_20_Dots_20_3_20_Dashes" svg:stroke-width="0.011cm" svg:stroke-color="#000000" draw:marker-start="" draw:marker-start-width="0.24cm" draw:marker-start-center="false" draw:marker-end="" draw:marker-end-width="0.24cm" draw:marker-end-center="false" svg:stroke-linecap="round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fo:min-height="0.961cm" fo:padding-top="0cm" fo:padding-bottom="0cm" fo:padding-left="0cm" fo:padding-right="0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0" style:family="graphic">
      <style:graphic-properties draw:stroke="solid" svg:stroke-width="0.03cm" svg:stroke-color="#000000" draw:marker-start="" draw:marker-start-width="0.474cm" draw:marker-start-center="false" draw:marker-end="" draw:marker-end-width="0.47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1" style:family="graphic">
      <style:graphic-properties draw:stroke="solid" svg:stroke-width="0.03cm" svg:stroke-color="#000000" draw:marker-start="" draw:marker-start-width="0.52cm" draw:marker-start-center="false" draw:marker-end="" draw:marker-end-width="0.5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fo:min-height="0.96cm" fo:padding-top="0cm" fo:padding-bottom="0cm" fo:padding-left="0cm" fo:padding-right="0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3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ccff" draw:textarea-horizontal-align="justify" draw:textarea-vertical-align="middle" draw:auto-grow-height="false" fo:min-height="0.411cm" fo:min-width="0.16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fo:min-height="1.219cm" fo:padding-top="0cm" fo:padding-bottom="0cm" fo:padding-left="0cm" fo:padding-right="0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1.08cm" fo:padding-top="0cm" fo:padding-bottom="0cm" fo:padding-left="0cm" fo:padding-right="0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1.078cm" fo:padding-top="0cm" fo:padding-bottom="0cm" fo:padding-left="0cm" fo:padding-right="0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fo:min-height="1.221cm" fo:padding-top="0cm" fo:padding-bottom="0cm" fo:padding-left="0cm" fo:padding-right="0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8" style:family="graphic">
      <style:graphic-properties draw:stroke="dash" draw:stroke-dash="Dashed_20__28_var_29_" svg:stroke-width="0.011cm" svg:stroke-color="#000000" draw:marker-start="" draw:marker-start-width="0.235cm" draw:marker-start-center="false" draw:marker-end="" draw:marker-end-width="0.235cm" draw:marker-end-center="false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fo:min-height="1.222cm" fo:padding-top="0cm" fo:padding-bottom="0cm" fo:padding-left="0cm" fo:padding-right="0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6cm" fo:padding-top="0cm" fo:padding-bottom="0cm" fo:padding-left="0cm" fo:padding-right="0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  <style:style style:name="gr31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4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61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fo:min-height="0.61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.238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ccff00" draw:textarea-horizontal-align="justify" draw:textarea-vertical-align="middle" draw:auto-grow-height="false" fo:min-height="4.526cm" fo:min-width="4.27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bottom" fo:min-height="0.8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7" style:family="graphic">
      <style:graphic-properties style:run-through="foreground"/>
    </style:style>
    <style:style style:name="gr38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66ffff" draw:textarea-horizontal-align="justify" draw:textarea-vertical-align="middle" draw:auto-grow-height="false" fo:min-height="1.647cm" fo:min-width="0.68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ffff66" draw:textarea-horizontal-align="justify" draw:textarea-vertical-align="middle" draw:auto-grow-height="false" fo:min-height="1.646cm" fo:min-width="0.68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ccff" draw:textarea-horizontal-align="justify" draw:textarea-vertical-align="middle" draw:auto-grow-height="false" fo:min-height="0.686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3cm" svg:stroke-color="#000000" draw:marker-start="Arrow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3cm" svg:stroke-color="#000000" draw:marker-start="" draw:marker-start-width="0.199cm" draw:marker-start-center="true" draw:marker-end="" draw:marker-end-width="0.29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ccff" draw:textarea-horizontal-align="justify" draw:textarea-vertical-align="middle" draw:auto-grow-height="false" fo:min-height="0.688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ccff" draw:textarea-horizontal-align="justify" draw:textarea-vertical-align="middle" draw:auto-grow-height="false" fo:min-height="0.409cm" fo:min-width="0.16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19cm" svg:stroke-color="#000000" draw:marker-start="" draw:marker-start-width="0.289cm" draw:marker-start-center="false" draw:marker-end="" draw:marker-end-width="0.289cm" draw:marker-end-center="false" draw:fill="solid" draw:fill-color="#00ccff" draw:textarea-horizontal-align="justify" draw:textarea-vertical-align="middle" draw:auto-grow-height="false" fo:min-height="1.628cm" fo:min-width="0.17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3cm" svg:stroke-color="#000000" draw:marker-start="" draw:marker-start-width="0.295cm" draw:marker-start-center="false" draw:marker-end="Circle" draw:marker-end-width="0.101cm" draw:marker-end-center="tru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h text:style-name="Heading_20_1" text:outline-level="1">Розрахунок архітектури системи <text:span text:style-name="T61">(версія 2)</text:span></text:h>
      <text:h text:style-name="P107" text:outline-level="3">Склад:</text:h>
      <text:list xml:id="list858905886" text:style-name="L1">
        <text:list-item>
          <text:p text:style-name="P81"><text:span text:style-name="T14">Сонячна батарея Risen RSM40-8-400M (9 шт.);</text:span></text:p>
        </text:list-item>
        <text:list-item>
          <text:p text:style-name="P84"><text:span text:style-name="T2">Акумуляторна батарея </text:span>TOYAMA NPS100-12 <text:span text:style-name="T3">(4 шт.);</text:span></text:p>
        </text:list-item>
        <text:list-item>
          <text:p text:style-name="P85"><text:span text:style-name="T2">Гібридний інвертор </text:span><text:span text:style-name="T5">Must Power Systems </text:span>PH18 MPPT 5048/60A<text:span text:style-name="T5"> (1 шт.);</text:span></text:p>
        </text:list-item>
        <text:list-item>
          <text:p text:style-name="P72">Пристрій захисту від імпульсних завад ОПС1-B 1P клас II (<text:span text:style-name="T48">C</text:span>), IEK (<text:span text:style-name="T61">3</text:span> шт.);</text:p>
        </text:list-item>
        <text:list-item>
          <text:p text:style-name="P86">Автоматичний вимикач ВА47-29 1P 16 А х-ка <text:span text:style-name="T48">C</text:span>, IEK (<text:span text:style-name="T61">3</text:span> шт.);</text:p>
        </text:list-item>
        <text:list-item>
          <text:p text:style-name="P88">Диференційний автомат АД12 2P 25 А 30 мА хар-ка B тип AC, IEK (1 шт.):</text:p>
        </text:list-item>
        <text:list-item>
          <text:p text:style-name="P86">Плавка вставка запобіжника ППНИ-33, габарит 00, 160 А, IEK (1 шт);</text:p>
        </text:list-item>
        <text:list-item>
          <text:p text:style-name="P87"><text:span text:style-name="T47">Тримач плавкого запобіжника ДП-33, габарит 00, 160А, IEK (1 шт)</text:span>.</text:p>
        </text:list-item>
      </text:list>
      <text:h text:style-name="P108" text:outline-level="3">Параметри компонентів:</text:h>
      <text:list xml:id="list214609725922459" text:continue-list="list858905886" text:style-name="L1">
        <text:list-item text:start-value="1">
          <text:p text:style-name="P83"><text:span text:style-name="T3">Сонячна батарея </text:span><text:span text:style-name="T4">(1 модуль)</text:span><text:span text:style-name="T3">:</text:span></text:p>
          <text:list>
            <text:list-item>
              <text:p text:style-name="P90">Макс. потужність, (Вт)<text:tab/><text:span text:style-name="T61">400</text:span></text:p>
            </text:list-item>
            <text:list-item>
              <text:p text:style-name="P94"><text:span text:style-name="T3">Напруга за макс. потужності, (В)<text:tab/></text:span><text:span text:style-name="T8">34.39</text:span></text:p>
            </text:list-item>
            <text:list-item>
              <text:p text:style-name="P93"><text:span text:style-name="T3">Струм за макс. потужності, (А)<text:tab/></text:span><text:span text:style-name="T8">11</text:span>.<text:span text:style-name="T61">64</text:span></text:p>
            </text:list-item>
            <text:list-item>
              <text:p text:style-name="P93"><text:span text:style-name="T3">Струм к.з., (А)<text:tab/></text:span><text:span text:style-name="T8">12</text:span>.<text:span text:style-name="T61">34</text:span></text:p>
            </text:list-item>
            <text:list-item>
              <text:p text:style-name="P93"><text:span text:style-name="T4">Напруга х.х., (В)<text:tab/></text:span><text:span text:style-name="T8">41.3</text:span></text:p>
            </text:list-item>
          </text:list>
        </text:list-item>
        <text:list-item>
          <text:p text:style-name="P81">Акумуляторна батарея <text:span text:style-name="T9">(1 модуль)</text:span>:</text:p>
          <text:list>
            <text:list-item>
              <text:p text:style-name="P91">Ємність, (А * год)<text:tab/><text:span text:style-name="T11">1</text:span>00</text:p>
            </text:list-item>
            <text:list-item>
              <text:p text:style-name="P95">Напруга, (В)<text:tab/>12</text:p>
            </text:list-item>
            <text:list-item>
              <text:p text:style-name="P95">Ном. зарядний струм, (А)<text:tab/><text:span text:style-name="T11">1</text:span>0</text:p>
            </text:list-item>
          </text:list>
        </text:list-item>
        <text:list-item>
          <text:p text:style-name="P89">Інверторний модуль:</text:p>
          <text:list>
            <text:list-item>
              <text:p text:style-name="P92">Макс. потужність сон. панелей, <text:span text:style-name="T12">(Вт)</text:span><text:tab/><text:span text:style-name="T16">3000</text:span></text:p>
            </text:list-item>
            <text:list-item>
              <text:p text:style-name="P95">Макс. зарядний струм сон. панелей, (А)<text:tab/>80</text:p>
            </text:list-item>
            <text:list-item>
              <text:p text:style-name="P95">Макс. зарядний струм <text:span text:style-name="T13">від </text:span>мережи, (А)<text:tab/>60</text:p>
            </text:list-item>
            <text:list-item>
              <text:p text:style-name="P95">Роб. діапазон MPPT PV, (В)<text:tab/>64 ~ 130</text:p>
            </text:list-item>
            <text:list-item>
              <text:p text:style-name="P95">Макс. напруга х.х. PV масива, (В)<text:tab/>145</text:p>
            </text:list-item>
          </text:list>
        </text:list-item>
      </text:list>
      <text:h text:style-name="P109" text:outline-level="3"><text:soft-page-break/>Архітектура системи.</text:h>
      <text:p text:style-name="P71"><draw:frame draw:style-name="fr1" draw:name="Frame1" text:anchor-type="paragraph" svg:x="0cm" svg:y="0cm" svg:width="17.002cm" draw:z-index="0"><draw:text-box fo:min-height="13.042cm"><text:p text:style-name="Frame_20_contents"><draw:custom-shape text:anchor-type="paragraph" draw:z-index="2" draw:style-name="gr1" draw:text-style-name="P113" svg:width="4.677cm" svg:height="7.437cm" svg:x="0.242cm" svg:y="1.801cm"><text:p/><draw:enhanced-geometry svg:viewBox="0 0 21600 21600" draw:type="rectangle" draw:enhanced-path="M 0 0 L 21600 0 21600 21600 0 21600 0 0 Z N"/></draw:custom-shape><draw:line text:anchor-type="paragraph" draw:z-index="3" draw:style-name="gr2" draw:text-style-name="P114" svg:x1="2.16cm" svg:y1="2.52cm" svg:x2="2.16cm" svg:y2="1.92cm"><text:p/></draw:line><draw:line text:anchor-type="paragraph" draw:z-index="4" draw:style-name="gr2" draw:text-style-name="P114" svg:x1="2.16cm" svg:y1="4.919cm" svg:x2="2.16cm" svg:y2="3.719cm"><text:p/></draw:line><draw:line text:anchor-type="paragraph" draw:z-index="5" draw:style-name="gr2" draw:text-style-name="P114" svg:x1="2.16cm" svg:y1="7.318cm" svg:x2="2.16cm" svg:y2="6.118cm"><text:p/></draw:line><draw:line text:anchor-type="paragraph" draw:z-index="6" draw:style-name="gr2" draw:text-style-name="P114" svg:x1="2.16cm" svg:y1="9.357cm" svg:x2="2.16cm" svg:y2="8.517cm"><text:p/></draw:line><draw:line text:anchor-type="paragraph" draw:z-index="7" draw:style-name="gr2" draw:text-style-name="P114" svg:x1="4.559cm" svg:y1="2.52cm" svg:x2="4.559cm" svg:y2="1.92cm"><text:p/></draw:line><draw:g text:anchor-type="paragraph" draw:z-index="8" draw:style-name="gr3"><draw:custom-shape draw:style-name="gr4" draw:text-style-name="P115" svg:width="1.202cm" svg:height="1.92cm" svg:x="2.999cm" svg:y="6.959cm"><text:p/><draw:enhanced-geometry svg:viewBox="0 0 21600 21600" draw:type="rectangle" draw:enhanced-path="M 0 0 L 21600 0 21600 21600 0 21600 0 0 Z N"/></draw:custom-shape><draw:frame draw:style-name="gr5" draw:text-style-name="P117" svg:width="1.202cm" svg:height="1.2cm" svg:x="2.999cm" svg:y="7.319cm"><draw:text-box><text:p text:style-name="P116"><text:span text:style-name="T64">RSM</text:span><text:span text:style-name="T64">40-</text:span><text:span text:style-name="T64">8-</text:span><text:span text:style-name="T64">400</text:span><text:span text:style-name="T64">M</text:span></text:p></draw:text-box></draw:frame><draw:line draw:style-name="gr6" draw:text-style-name="P114" svg:x1="3.84cm" svg:y1="7.199cm" svg:x2="3.84cm" svg:y2="7.439cm"><text:p/></draw:line><draw:line draw:style-name="gr6" draw:text-style-name="P114" svg:x1="3.72cm" svg:y1="8.517cm" svg:x2="3.96cm" svg:y2="8.517cm"><text:p/></draw:line><draw:line draw:style-name="gr6" draw:text-style-name="P114" svg:x1="3.72cm" svg:y1="7.319cm" svg:x2="3.96cm" svg:y2="7.319cm"><text:p/></draw:line><draw:line draw:style-name="gr7" draw:text-style-name="P114" svg:x1="4.199cm" svg:y1="7.319cm" svg:x2="4.559cm" svg:y2="7.319cm"><text:p/></draw:line><draw:line draw:style-name="gr7" draw:text-style-name="P114" svg:x1="4.199cm" svg:y1="8.517cm" svg:x2="4.559cm" svg:y2="8.517cm"><text:p/></draw:line></draw:g><draw:line text:anchor-type="paragraph" draw:z-index="9" draw:style-name="gr2" draw:text-style-name="P114" svg:x1="4.559cm" svg:y1="4.919cm" svg:x2="4.559cm" svg:y2="3.719cm"><text:p/></draw:line><draw:line text:anchor-type="paragraph" draw:z-index="10" draw:style-name="gr2" draw:text-style-name="P114" svg:x1="4.559cm" svg:y1="7.318cm" svg:x2="4.559cm" svg:y2="6.118cm"><text:p/></draw:line><draw:line text:anchor-type="paragraph" draw:z-index="11" draw:style-name="gr2" draw:text-style-name="P114" svg:x1="4.559cm" svg:y1="9.357cm" svg:x2="4.559cm" svg:y2="8.517cm"><text:p/></draw:line><draw:g text:anchor-type="paragraph" draw:z-index="12" draw:style-name="gr3"><draw:custom-shape draw:style-name="gr8" draw:text-style-name="P118" svg:width="1.2cm" svg:height="1.92cm" draw:transform="rotate (1.5707963267949) translate (4.43970833333333cm 12.716875cm)"><text:p/><draw:enhanced-geometry svg:viewBox="0 0 21600 21600" draw:type="rectangle" draw:enhanced-path="M 0 0 L 21600 0 21600 21600 0 21600 0 0 Z N"/></draw:custom-shape><draw:frame draw:style-name="gr5" draw:text-style-name="P119" svg:width="1.202cm" svg:height="1.2cm" svg:x="4.798cm" svg:y="11.517cm"><draw:text-box><text:p text:style-name="P116"><text:span text:style-name="T64">NPS</text:span><text:span text:style-name="T64"><text:line-break/></text:span><text:span text:style-name="T64">100-</text:span><text:span text:style-name="T64">12</text:span></text:p></draw:text-box></draw:frame><draw:line draw:style-name="gr6" draw:text-style-name="P114" svg:x1="4.679cm" svg:y1="11.877cm" svg:x2="4.919cm" svg:y2="11.877cm"><text:p/></draw:line><draw:line draw:style-name="gr6" draw:text-style-name="P114" svg:x1="5.879cm" svg:y1="11.877cm" svg:x2="6.119cm" svg:y2="11.877cm"><text:p/></draw:line><draw:line draw:style-name="gr6" draw:text-style-name="P114" svg:x1="4.799cm" svg:y1="11.997cm" svg:x2="4.799cm" svg:y2="11.757cm"><text:p/></draw:line><draw:line draw:style-name="gr7" draw:text-style-name="P114" svg:x1="4.799cm" svg:y1="11.516cm" svg:x2="4.799cm" svg:y2="11.156cm"><text:p/></draw:line><draw:line draw:style-name="gr7" draw:text-style-name="P114" svg:x1="5.999cm" svg:y1="11.516cm" svg:x2="5.999cm" svg:y2="11.156cm"><text:p/></draw:line></draw:g><draw:line text:anchor-type="paragraph" draw:z-index="13" draw:style-name="gr9" draw:text-style-name="P114" svg:x1="4.559cm" svg:y1="0.001cm" svg:x2="4.559cm" svg:y2="0.481cm"><text:p/></draw:line><draw:line text:anchor-type="paragraph" draw:z-index="14" draw:style-name="gr9" draw:text-style-name="P114" svg:x1="4.559cm" svg:y1="9.357cm" svg:x2="2.16cm" svg:y2="9.357cm"><text:p/></draw:line><draw:line text:anchor-type="paragraph" draw:z-index="15" draw:style-name="gr2" draw:text-style-name="P114" svg:x1="5.998cm" svg:y1="11.156cm" svg:x2="6.958cm" svg:y2="11.156cm"><text:p/></draw:line><draw:line text:anchor-type="paragraph" draw:z-index="16" draw:style-name="gr2" draw:text-style-name="P114" svg:x1="8.158cm" svg:y1="11.156cm" svg:x2="9.118cm" svg:y2="11.156cm"><text:p/></draw:line><draw:line text:anchor-type="paragraph" draw:z-index="17" draw:style-name="gr2" draw:text-style-name="P114" svg:x1="10.317cm" svg:y1="11.156cm" svg:x2="11.277cm" svg:y2="11.156cm"><text:p/></draw:line><draw:polyline text:anchor-type="paragraph" draw:z-index="18" draw:style-name="gr2" draw:text-style-name="P114" svg:width="7.316cm" svg:height="2.278cm" draw:transform="rotate (-1.5707963267949) translate (7.6798006335778cm 0.000733052768660703cm)" svg:viewBox="0 0 7317 2279" draw:points="0,2279 7317,2279 7317,0"><text:p/></draw:polyline><draw:polyline text:anchor-type="paragraph" draw:z-index="19" draw:style-name="gr10" draw:text-style-name="P114" svg:width="2.038cm" svg:height="3.598cm" draw:transform="rotate (1.5707963267949) translate (4.55899430870633cm 9.35715202738308cm)" svg:viewBox="0 0 2039 3599" draw:points="0,0 0,3599 2039,3599"><text:p/></draw:polyline><draw:custom-shape text:anchor-type="paragraph" draw:z-index="20" draw:style-name="gr11" draw:text-style-name="P120" svg:width="0.481cm" svg:height="0.959cm" svg:x="4.56cm" svg:y="10.079cm"><text:p/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21" draw:style-name="gr10" draw:text-style-name="P114" svg:width="3.838cm" svg:height="4.077cm" draw:transform="rotate (1.5707963267949) translate (4.79890248754259cm 11.1564633686551cm)" svg:viewBox="0 0 3839 4078" draw:points="0,0 1439,0 1439,4078 3839,4078"><text:p/></draw:polyline><draw:polyline text:anchor-type="paragraph" draw:z-index="22" draw:style-name="gr10" draw:text-style-name="P114" svg:width="3.838cm" svg:height="3.118cm" draw:transform="rotate (1.5707963267949) translate (9.35915788543167cm 11.1564633686551cm)" svg:viewBox="0 0 3839 3119" draw:points="0,3119 1439,3119 1439,0 3839,0"><text:p/></draw:polyline><draw:line text:anchor-type="paragraph" draw:z-index="23" draw:style-name="gr12" draw:text-style-name="P114" svg:x1="14.995cm" svg:y1="11.516cm" svg:x2="14.995cm" svg:y2="11.156cm"><text:p/></draw:line><draw:line text:anchor-type="paragraph" draw:z-index="24" draw:style-name="gr12" draw:text-style-name="P114" svg:x1="16.196cm" svg:y1="11.516cm" svg:x2="16.196cm" svg:y2="11.156cm"><text:p/></draw:line><draw:frame text:anchor-type="paragraph" draw:z-index="25" draw:style-name="gr13" draw:text-style-name="P117" svg:width="2.401cm" svg:height="0.96cm" svg:x="14.513cm" svg:y="11.756cm"><draw:text-box><text:p text:style-name="P116"><text:span text:style-name="T64">Ext. </text:span><text:span text:style-name="T64">Line</text:span><text:span text:style-name="T64"><text:line-break/></text:span><text:span text:style-name="T64">(opti</text:span><text:span text:style-name="T64">onal)</text:span></text:p></draw:text-box></draw:frame><draw:polyline text:anchor-type="paragraph" draw:z-index="26" draw:style-name="gr14" draw:text-style-name="P114" svg:width="2.398cm" svg:height="4.917cm" draw:transform="rotate (-1.5707963267949) translate (14.9950000880839cm 7.3179325072748cm)" svg:viewBox="0 0 2399 4918" draw:points="0,4918 2039,4918 2039,0 2399,0"><text:p/></draw:polyline><draw:polyline text:anchor-type="paragraph" draw:z-index="27" draw:style-name="gr15" draw:text-style-name="P114" svg:width="2.398cm" svg:height="5.637cm" draw:transform="rotate (-1.5707963267949) translate (16.1945409822653cm 7.3179325072748cm)" svg:viewBox="0 0 2399 5638" draw:points="0,5638 1679,5638 1679,0 2399,0"><text:p/></draw:polyline><draw:line text:anchor-type="paragraph" draw:z-index="28" draw:style-name="gr12" draw:text-style-name="P114" svg:x1="15.115cm" svg:y1="4.439cm" svg:x2="14.755cm" svg:y2="4.439cm"><text:p/></draw:line><draw:line text:anchor-type="paragraph" draw:z-index="29" draw:style-name="gr12" draw:text-style-name="P114" svg:x1="15.115cm" svg:y1="3.239cm" svg:x2="14.755cm" svg:y2="3.239cm"><text:p/></draw:line><draw:g text:anchor-type="paragraph" draw:z-index="30" draw:style-name="gr3"><draw:custom-shape draw:style-name="gr16" draw:text-style-name="P120" svg:width="0.959cm" svg:height="2.16cm" svg:x="13.556cm" svg:y="2.76cm"><text:p/><draw:enhanced-geometry svg:viewBox="0 0 21600 21600" draw:path-stretchpoint-x="10800" draw:path-stretchpoint-y="10800" draw:text-areas="?f3 ?f4 ?f5 ?f6" draw:type="round-rectangle" draw:modifiers="10085.39325842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7" draw:text-style-name="P114" svg:x1="13.796cm" svg:y1="4.438cm" svg:x2="13.316cm" svg:y2="4.438cm"><text:p/></draw:line><draw:line draw:style-name="gr17" draw:text-style-name="P114" svg:x1="14.278cm" svg:y1="4.438cm" svg:x2="13.798cm" svg:y2="4.198cm"><text:p/></draw:line><draw:line draw:style-name="gr17" draw:text-style-name="P114" svg:x1="14.756cm" svg:y1="4.438cm" svg:x2="14.276cm" svg:y2="4.438cm"><text:p/></draw:line><draw:line draw:style-name="gr17" draw:text-style-name="P114" svg:x1="13.796cm" svg:y1="3.238cm" svg:x2="13.316cm" svg:y2="3.238cm"><text:p/></draw:line><draw:line draw:style-name="gr17" draw:text-style-name="P114" svg:x1="14.278cm" svg:y1="3.24cm" svg:x2="13.798cm" svg:y2="3cm"><text:p/></draw:line><draw:line draw:style-name="gr17" draw:text-style-name="P114" svg:x1="14.756cm" svg:y1="3.238cm" svg:x2="14.276cm" svg:y2="3.238cm"><text:p/></draw:line><draw:line draw:style-name="gr18" draw:text-style-name="P114" svg:x1="14.037cm" svg:y1="3.12cm" svg:x2="14.037cm" svg:y2="4.32cm"><text:p/></draw:line></draw:g><draw:frame text:anchor-type="paragraph" draw:z-index="31" draw:style-name="gr19" draw:text-style-name="P117" svg:width="1.56cm" svg:height="0.962cm" svg:x="15.355cm" svg:y="3.36cm"><draw:text-box><text:p text:style-name="P116"><text:span text:style-name="T64">Int. </text:span><text:span text:style-name="T64">Line</text:span><text:span text:style-name="T64"><text:line-break/></text:span><text:span text:style-name="T64">(opti</text:span><text:span text:style-name="T64">onal)</text:span></text:p></draw:text-box></draw:frame><draw:polyline text:anchor-type="paragraph" draw:z-index="32" draw:style-name="gr20" draw:text-style-name="P114" svg:width="2.038cm" svg:height="3.718cm" draw:transform="rotate (-3.14159265358979) translate (13.3156428362301cm 8.15761113320174cm)" svg:viewBox="0 0 2039 3719" draw:points="0,3719 0,0 2039,0 2039,840"><text:p/></draw:polyline><draw:polyline text:anchor-type="paragraph" draw:z-index="33" draw:style-name="gr21" draw:text-style-name="P114" svg:width="4.317cm" svg:height="1.558cm" draw:transform="rotate (-1.5707963267949) translate (13.3166428362301cm 3.23949346705827cm)" svg:viewBox="0 0 4318 1559" draw:points="0,0 0,600 4318,600 4318,1559 4078,1559"><text:p/></draw:polyline><draw:frame text:anchor-type="paragraph" draw:z-index="34" draw:style-name="gr22" draw:text-style-name="P117" svg:width="0.96cm" svg:height="0.96cm" svg:x="3.48cm" svg:y="10.079cm"><draw:text-box><text:p text:style-name="P116"><text:span text:style-name="T64">Fuse</text:span><text:span text:style-name="T64"><text:line-break/></text:span><text:span text:style-name="T64">160A</text:span></text:p></draw:text-box></draw:frame><draw:line text:anchor-type="paragraph" draw:z-index="35" draw:style-name="gr9" draw:text-style-name="P114" svg:x1="5.998cm" svg:y1="9.357cm" svg:x2="5.998cm" svg:y2="6.958cm"><text:p/></draw:line><draw:line text:anchor-type="paragraph" draw:z-index="36" draw:style-name="gr9" draw:text-style-name="P114" svg:x1="6.718cm" svg:y1="7.318cm" svg:x2="6.718cm" svg:y2="6.958cm"><text:p/></draw:line><draw:g text:anchor-type="paragraph" draw:z-index="37" draw:style-name="gr3"><draw:custom-shape draw:style-name="gr23" draw:text-style-name="P120" svg:width="0.959cm" svg:height="0.962cm" draw:transform="rotate (-1.5707963267949) translate (2.64054166666667cm 0.7224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7" draw:text-style-name="P114" svg:x1="2.16cm" svg:y1="0.961cm" svg:x2="2.16cm" svg:y2="0.481cm"><text:p/></draw:line><draw:line draw:style-name="gr17" draw:text-style-name="P114" svg:x1="2.16cm" svg:y1="1.44cm" svg:x2="2.4cm" svg:y2="0.96cm"><text:p/></draw:line><draw:line draw:style-name="gr17" draw:text-style-name="P114" svg:x1="2.16cm" svg:y1="1.921cm" svg:x2="2.16cm" svg:y2="1.441cm"><text:p/></draw:line></draw:g><draw:line text:anchor-type="paragraph" draw:z-index="38" draw:style-name="gr2" draw:text-style-name="P114" svg:x1="2.16cm" svg:y1="0.481cm" svg:x2="2.16cm" svg:y2="0.001cm"><text:p/></draw:line><draw:line text:anchor-type="paragraph" draw:z-index="39" draw:style-name="gr2" draw:text-style-name="P114" svg:x1="2.16cm" svg:y1="0.001cm" svg:x2="5.399cm" svg:y2="0.001cm"><text:p/></draw:line><draw:frame text:anchor-type="paragraph" draw:z-index="40" draw:style-name="gr24" draw:text-style-name="P117" svg:width="1.079cm" svg:height="1.22cm" svg:x="0.362cm" svg:y="0.471cm"><draw:text-box><text:p text:style-name="P116"><text:span text:style-name="T64">Over</text:span><text:span text:style-name="T64">C </text:span><text:span text:style-name="T64">prot.</text:span><text:span text:style-name="T64"><text:line-break/></text:span><text:span text:style-name="T64">16A</text:span></text:p></draw:text-box></draw:frame><draw:frame text:anchor-type="paragraph" draw:z-index="41" draw:style-name="gr25" draw:text-style-name="P117" svg:width="1.2cm" svg:height="1.08cm" svg:x="5.759cm" svg:y="3.958cm"><draw:text-box><text:p text:style-name="P116"><text:span text:style-name="T64">Over</text:span><text:span text:style-name="T64">V </text:span><text:span text:style-name="T64">prot.</text:span></text:p></draw:text-box></draw:frame><draw:line text:anchor-type="paragraph" draw:z-index="42" draw:style-name="gr9" draw:text-style-name="P114" svg:x1="14.995cm" svg:y1="9.357cm" svg:x2="14.995cm" svg:y2="8.637cm"><text:p/></draw:line><draw:line text:anchor-type="paragraph" draw:z-index="43" draw:style-name="gr9" draw:text-style-name="P114" svg:x1="16.196cm" svg:y1="8.997cm" svg:x2="16.196cm" svg:y2="8.637cm"><text:p/></draw:line><draw:frame text:anchor-type="paragraph" draw:z-index="44" draw:style-name="gr26" draw:text-style-name="P117" svg:width="1.2cm" svg:height="1.079cm" svg:x="14.995cm" svg:y="5.639cm"><draw:text-box><text:p text:style-name="P116"><text:span text:style-name="T64">Over</text:span><text:span text:style-name="T64">V </text:span><text:span text:style-name="T64">prot.</text:span></text:p></draw:text-box></draw:frame><draw:frame text:anchor-type="paragraph" draw:z-index="45" draw:style-name="gr27" draw:text-style-name="P117" svg:width="1.08cm" svg:height="1.221cm" svg:x="13.196cm" svg:y="9.827cm"><draw:text-box><text:p text:style-name="P116"><text:span text:style-name="T64">Over</text:span><text:span text:style-name="T64">Cpro</text:span><text:span text:style-name="T64">t.</text:span><text:span text:style-name="T64"><text:line-break/></text:span><text:span text:style-name="T64">25A</text:span></text:p></draw:text-box></draw:frame><draw:polygon text:anchor-type="paragraph" draw:z-index="46" draw:style-name="gr28" draw:text-style-name="P114" svg:width="3.838cm" svg:height="7.676cm" svg:x="13.076cm" svg:y="5.039cm" svg:viewBox="0 0 3839 7677" draw:points="0,3479 1319,3479 1319,0 3839,0 3839,7677 1319,7677 1319,6118 0,6118"><text:p/></draw:polygon><draw:frame text:anchor-type="paragraph" draw:z-index="47" draw:style-name="gr29" draw:text-style-name="P117" svg:width="1.079cm" svg:height="1.223cm" svg:x="13.436cm" svg:y="1.309cm"><draw:text-box><text:p text:style-name="P116"><text:span text:style-name="T64">Over</text:span><text:span text:style-name="T64">C</text:span><text:span text:style-name="T64"><text:line-break/></text:span><text:span text:style-name="T64">prot.</text:span><text:span text:style-name="T64"><text:line-break/></text:span><text:span text:style-name="T64">25A</text:span></text:p></draw:text-box></draw:frame><draw:frame text:anchor-type="paragraph" draw:z-index="48" draw:style-name="gr30" draw:text-style-name="P117" svg:width="2.52cm" svg:height="0.6cm" svg:x="14.395cm" svg:y="5.038cm"><draw:text-box><text:p text:style-name="P116"><text:span text:style-name="T64">Opti</text:span><text:span text:style-name="T64">onal </text:span><text:span text:style-name="T64">part</text:span></text:p></draw:text-box></draw:frame><draw:g text:anchor-type="paragraph" draw:z-index="49" draw:style-name="gr3"><draw:custom-shape draw:style-name="gr31" draw:text-style-name="P114" svg:width="0.719cm" svg:height="0.72cm" svg:x="2.161cm" svg:y="2.6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121" svg:width="0.542cm" svg:height="0.613cm" svg:x="2.249cm" svg:y="2.696cm"><draw:text-box><text:p text:style-name="P116"><text:span text:style-name="T65">1</text:span></text:p></draw:text-box></draw:frame></draw:g><draw:g text:anchor-type="paragraph" draw:z-index="50" draw:style-name="gr3"><draw:custom-shape draw:style-name="gr31" draw:text-style-name="P114" svg:width="0.719cm" svg:height="0.72cm" svg:x="2.161cm" svg:y="5.1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3" draw:text-style-name="P121" svg:width="0.542cm" svg:height="0.611cm" svg:x="2.249cm" svg:y="5.214cm"><draw:text-box><text:p text:style-name="P116"><text:span text:style-name="T65">1</text:span></text:p></draw:text-box></draw:frame></draw:g><draw:g text:anchor-type="paragraph" draw:z-index="51" draw:style-name="gr3"><draw:custom-shape draw:style-name="gr31" draw:text-style-name="P114" svg:width="0.719cm" svg:height="0.72cm" svg:x="2.161cm" svg:y="7.5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3" draw:text-style-name="P121" svg:width="0.542cm" svg:height="0.611cm" svg:x="2.249cm" svg:y="7.613cm"><draw:text-box><text:p text:style-name="P116"><text:span text:style-name="T65">1</text:span></text:p></draw:text-box></draw:frame></draw:g><draw:g text:anchor-type="paragraph" draw:z-index="52" draw:style-name="gr3"><draw:custom-shape draw:style-name="gr34" draw:text-style-name="P114" svg:width="0.719cm" svg:height="0.722cm" svg:x="6.359cm" svg:y="7.43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121" svg:width="0.541cm" svg:height="0.613cm" svg:x="6.449cm" svg:y="7.492cm"><draw:text-box><text:p text:style-name="P116"><text:span text:style-name="T65">4</text:span></text:p></draw:text-box></draw:frame></draw:g><draw:g text:anchor-type="paragraph" draw:z-index="53" draw:style-name="gr3"><draw:custom-shape draw:style-name="gr31" draw:text-style-name="P114" svg:width="0.722cm" svg:height="0.72cm" svg:x="7.197cm" svg:y="10.5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121" svg:width="0.541cm" svg:height="0.613cm" svg:x="7.289cm" svg:y="10.611cm"><draw:text-box><text:p text:style-name="P116"><text:span text:style-name="T65">2</text:span></text:p></draw:text-box></draw:frame></draw:g><draw:g text:anchor-type="paragraph" draw:z-index="54" draw:style-name="gr3"><draw:custom-shape draw:style-name="gr31" draw:text-style-name="P114" svg:width="0.722cm" svg:height="0.72cm" svg:x="9.357cm" svg:y="10.5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121" svg:width="0.541cm" svg:height="0.613cm" svg:x="9.447cm" svg:y="10.611cm"><draw:text-box><text:p text:style-name="P116"><text:span text:style-name="T65">2</text:span></text:p></draw:text-box></draw:frame></draw:g><draw:g text:anchor-type="paragraph" draw:z-index="55" draw:style-name="gr3"><draw:custom-shape draw:style-name="gr31" draw:text-style-name="P114" svg:width="0.719cm" svg:height="0.72cm" svg:x="11.516cm" svg:y="10.5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121" svg:width="0.541cm" svg:height="0.613cm" svg:x="11.608cm" svg:y="10.611cm"><draw:text-box><text:p text:style-name="P116"><text:span text:style-name="T65">2</text:span></text:p></draw:text-box></draw:frame></draw:g><draw:g text:anchor-type="paragraph" draw:z-index="56" draw:style-name="gr3"><draw:custom-shape draw:style-name="gr35" draw:text-style-name="P122" svg:width="4.799cm" svg:height="4.799cm" draw:transform="rotate (1.5707963267949) translate (7.32013888888889cm 6.95854166666667cm)"><text:p/><draw:enhanced-geometry svg:viewBox="0 0 21600 21600" draw:type="rectangle" draw:enhanced-path="M 0 0 L 21600 0 21600 21600 0 21600 0 0 Z N"/></draw:custom-shape><draw:frame draw:style-name="gr5" draw:text-style-name="P119" svg:width="2.4cm" svg:height="1.2cm" svg:x="8.517cm" svg:y="3.36cm"><draw:text-box><text:p text:style-name="P116"><text:span text:style-name="T64">PH1</text:span><text:span text:style-name="T64">8 </text:span><text:span text:style-name="T64">MPP</text:span><text:span text:style-name="T64">T </text:span><text:span text:style-name="T64">5048</text:span><text:span text:style-name="T64">/60A</text:span></text:p></draw:text-box></draw:frame><draw:line draw:style-name="gr7" draw:text-style-name="P114" svg:x1="10.077cm" svg:y1="6.958cm" svg:x2="10.077cm" svg:y2="7.318cm"><text:p/></draw:line><draw:line draw:style-name="gr7" draw:text-style-name="P114" svg:x1="10.557cm" svg:y1="6.958cm" svg:x2="10.557cm" svg:y2="7.318cm"><text:p/></draw:line><draw:frame draw:style-name="gr36" draw:text-style-name="P119" svg:width="1.2cm" svg:height="0.84cm" svg:x="9.717cm" svg:y="5.999cm"><draw:text-box><text:p text:style-name="P116"><text:span text:style-name="T64">AC </text:span><text:span text:style-name="T64">In</text:span><text:span text:style-name="T64"><text:line-break/></text:span><text:span text:style-name="T64">~ <text:s text:c="2"/>~</text:span></text:p></draw:text-box></draw:frame><draw:line draw:style-name="gr7" draw:text-style-name="P114" svg:x1="11.275cm" svg:y1="6.958cm" svg:x2="11.275cm" svg:y2="7.318cm"><text:p/></draw:line><draw:line draw:style-name="gr7" draw:text-style-name="P114" svg:x1="11.758cm" svg:y1="6.958cm" svg:x2="11.758cm" svg:y2="7.318cm"><text:p/></draw:line><draw:frame draw:style-name="gr36" draw:text-style-name="P119" svg:width="1.2cm" svg:height="0.84cm" svg:x="10.916cm" svg:y="5.999cm"><draw:text-box><text:p text:style-name="P116"><text:span text:style-name="T64">AC </text:span><text:span text:style-name="T64">Out</text:span><text:span text:style-name="T64"><text:line-break/></text:span><text:span text:style-name="T64">~ <text:s text:c="2"/>~</text:span></text:p></draw:text-box></draw:frame><draw:line draw:style-name="gr7" draw:text-style-name="P114" svg:x1="8.876cm" svg:y1="6.958cm" svg:x2="8.876cm" svg:y2="7.318cm"><text:p/></draw:line><draw:line draw:style-name="gr7" draw:text-style-name="P114" svg:x1="9.359cm" svg:y1="6.958cm" svg:x2="9.359cm" svg:y2="7.318cm"><text:p/></draw:line><draw:frame draw:style-name="gr36" draw:text-style-name="P119" svg:width="1.2cm" svg:height="0.84cm" svg:x="8.517cm" svg:y="5.999cm"><draw:text-box><text:p text:style-name="P116"><text:span text:style-name="T64">ACC</text:span><text:span text:style-name="T64"><text:line-break/></text:span><text:span text:style-name="T64">+ <text:s text:c="2"/>-</text:span></text:p></draw:text-box></draw:frame><draw:line draw:style-name="gr7" draw:text-style-name="P114" svg:x1="7.678cm" svg:y1="6.958cm" svg:x2="7.678cm" svg:y2="7.318cm"><text:p/></draw:line><draw:line draw:style-name="gr7" draw:text-style-name="P114" svg:x1="8.158cm" svg:y1="6.958cm" svg:x2="8.158cm" svg:y2="7.318cm"><text:p/></draw:line><draw:frame draw:style-name="gr36" draw:text-style-name="P119" svg:width="1.2cm" svg:height="0.84cm" svg:x="7.318cm" svg:y="5.999cm"><draw:text-box><text:p text:style-name="P116"><text:span text:style-name="T64">PV </text:span><text:span text:style-name="T64">Arr</text:span><text:span text:style-name="T64"><text:line-break/></text:span><text:span text:style-name="T64">+ <text:s text:c="2"/>-</text:span></text:p></draw:text-box></draw:frame><draw:g draw:style-name="gr37"><draw:custom-shape draw:style-name="gr31" draw:text-style-name="P114" svg:width="0.722cm" svg:height="0.72cm" svg:x="9.38cm" svg:y="4.6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3" draw:text-style-name="P121" svg:width="0.542cm" svg:height="0.611cm" svg:x="9.47cm" svg:y="4.713cm"><draw:text-box><text:p text:style-name="P116"><text:span text:style-name="T65">3</text:span></text:p></draw:text-box></draw:frame></draw:g></draw:g><draw:g text:anchor-type="paragraph" draw:z-index="57" draw:style-name="gr3"><draw:custom-shape draw:style-name="gr38" draw:text-style-name="P115" svg:width="1.2cm" svg:height="1.92cm" svg:x="0.601cm" svg:y="6.959cm"><text:p/><draw:enhanced-geometry svg:viewBox="0 0 21600 21600" draw:type="rectangle" draw:enhanced-path="M 0 0 L 21600 0 21600 21600 0 21600 0 0 Z N"/></draw:custom-shape><draw:frame draw:style-name="gr5" draw:text-style-name="P117" svg:width="1.2cm" svg:height="1.2cm" svg:x="0.601cm" svg:y="7.319cm"><draw:text-box><text:p text:style-name="P116"><text:span text:style-name="T64">RSM</text:span><text:span text:style-name="T64">40-</text:span><text:span text:style-name="T64">8-</text:span><text:span text:style-name="T64">400</text:span><text:span text:style-name="T64">M</text:span></text:p></draw:text-box></draw:frame><draw:line draw:style-name="gr6" draw:text-style-name="P114" svg:x1="1.441cm" svg:y1="7.199cm" svg:x2="1.441cm" svg:y2="7.439cm"><text:p/></draw:line><draw:line draw:style-name="gr6" draw:text-style-name="P114" svg:x1="1.321cm" svg:y1="8.517cm" svg:x2="1.561cm" svg:y2="8.517cm"><text:p/></draw:line><draw:line draw:style-name="gr6" draw:text-style-name="P114" svg:x1="1.321cm" svg:y1="7.319cm" svg:x2="1.561cm" svg:y2="7.319cm"><text:p/></draw:line><draw:line draw:style-name="gr7" draw:text-style-name="P114" svg:x1="1.8cm" svg:y1="7.319cm" svg:x2="2.16cm" svg:y2="7.319cm"><text:p/></draw:line><draw:line draw:style-name="gr7" draw:text-style-name="P114" svg:x1="1.8cm" svg:y1="8.517cm" svg:x2="2.16cm" svg:y2="8.517cm"><text:p/></draw:line></draw:g><draw:g text:anchor-type="paragraph" draw:z-index="58" draw:style-name="gr3"><draw:custom-shape draw:style-name="gr4" draw:text-style-name="P115" svg:width="1.202cm" svg:height="1.92cm" svg:x="2.999cm" svg:y="4.56cm"><text:p/><draw:enhanced-geometry svg:viewBox="0 0 21600 21600" draw:type="rectangle" draw:enhanced-path="M 0 0 L 21600 0 21600 21600 0 21600 0 0 Z N"/></draw:custom-shape><draw:frame draw:style-name="gr5" draw:text-style-name="P117" svg:width="1.202cm" svg:height="1.2cm" svg:x="2.999cm" svg:y="4.92cm"><draw:text-box><text:p text:style-name="P116"><text:span text:style-name="T64">RSM</text:span><text:span text:style-name="T64">40-</text:span><text:span text:style-name="T64">8-</text:span><text:span text:style-name="T64">400</text:span><text:span text:style-name="T64">M</text:span></text:p></draw:text-box></draw:frame><draw:line draw:style-name="gr6" draw:text-style-name="P114" svg:x1="3.84cm" svg:y1="4.799cm" svg:x2="3.84cm" svg:y2="5.039cm"><text:p/></draw:line><draw:line draw:style-name="gr6" draw:text-style-name="P114" svg:x1="3.72cm" svg:y1="6.119cm" svg:x2="3.96cm" svg:y2="6.119cm"><text:p/></draw:line><draw:line draw:style-name="gr6" draw:text-style-name="P114" svg:x1="3.72cm" svg:y1="4.92cm" svg:x2="3.96cm" svg:y2="4.92cm"><text:p/></draw:line><draw:line draw:style-name="gr7" draw:text-style-name="P114" svg:x1="4.199cm" svg:y1="4.92cm" svg:x2="4.559cm" svg:y2="4.92cm"><text:p/></draw:line><draw:line draw:style-name="gr7" draw:text-style-name="P114" svg:x1="4.199cm" svg:y1="6.119cm" svg:x2="4.559cm" svg:y2="6.119cm"><text:p/></draw:line></draw:g><draw:g text:anchor-type="paragraph" draw:z-index="59" draw:style-name="gr3"><draw:custom-shape draw:style-name="gr38" draw:text-style-name="P115" svg:width="1.2cm" svg:height="1.92cm" svg:x="0.601cm" svg:y="4.56cm"><text:p/><draw:enhanced-geometry svg:viewBox="0 0 21600 21600" draw:type="rectangle" draw:enhanced-path="M 0 0 L 21600 0 21600 21600 0 21600 0 0 Z N"/></draw:custom-shape><draw:frame draw:style-name="gr5" draw:text-style-name="P117" svg:width="1.2cm" svg:height="1.2cm" svg:x="0.601cm" svg:y="4.92cm"><draw:text-box><text:p text:style-name="P116"><text:span text:style-name="T64">RSM</text:span><text:span text:style-name="T64">40-</text:span><text:span text:style-name="T64">8-</text:span><text:span text:style-name="T64">400</text:span><text:span text:style-name="T64">M</text:span></text:p></draw:text-box></draw:frame><draw:line draw:style-name="gr6" draw:text-style-name="P114" svg:x1="1.441cm" svg:y1="4.799cm" svg:x2="1.441cm" svg:y2="5.039cm"><text:p/></draw:line><draw:line draw:style-name="gr6" draw:text-style-name="P114" svg:x1="1.321cm" svg:y1="6.119cm" svg:x2="1.561cm" svg:y2="6.119cm"><text:p/></draw:line><draw:line draw:style-name="gr6" draw:text-style-name="P114" svg:x1="1.321cm" svg:y1="4.92cm" svg:x2="1.561cm" svg:y2="4.92cm"><text:p/></draw:line><draw:line draw:style-name="gr7" draw:text-style-name="P114" svg:x1="1.8cm" svg:y1="4.92cm" svg:x2="2.16cm" svg:y2="4.92cm"><text:p/></draw:line><draw:line draw:style-name="gr7" draw:text-style-name="P114" svg:x1="1.8cm" svg:y1="6.119cm" svg:x2="2.16cm" svg:y2="6.119cm"><text:p/></draw:line></draw:g><draw:g text:anchor-type="paragraph" draw:z-index="60" draw:style-name="gr3"><draw:custom-shape draw:style-name="gr4" draw:text-style-name="P115" svg:width="1.202cm" svg:height="1.92cm" svg:x="2.999cm" svg:y="2.161cm"><text:p/><draw:enhanced-geometry svg:viewBox="0 0 21600 21600" draw:type="rectangle" draw:enhanced-path="M 0 0 L 21600 0 21600 21600 0 21600 0 0 Z N"/></draw:custom-shape><draw:frame draw:style-name="gr5" draw:text-style-name="P117" svg:width="1.202cm" svg:height="1.2cm" svg:x="2.999cm" svg:y="2.521cm"><draw:text-box><text:p text:style-name="P116"><text:span text:style-name="T64">RSM</text:span><text:span text:style-name="T64">40-</text:span><text:span text:style-name="T64">8-</text:span><text:span text:style-name="T64">400</text:span><text:span text:style-name="T64">M</text:span></text:p></draw:text-box></draw:frame><draw:line draw:style-name="gr6" draw:text-style-name="P114" svg:x1="3.84cm" svg:y1="2.4cm" svg:x2="3.84cm" svg:y2="2.64cm"><text:p/></draw:line><draw:line draw:style-name="gr6" draw:text-style-name="P114" svg:x1="3.72cm" svg:y1="3.72cm" svg:x2="3.96cm" svg:y2="3.72cm"><text:p/></draw:line><draw:line draw:style-name="gr6" draw:text-style-name="P114" svg:x1="3.72cm" svg:y1="2.52cm" svg:x2="3.96cm" svg:y2="2.52cm"><text:p/></draw:line><draw:line draw:style-name="gr7" draw:text-style-name="P114" svg:x1="4.199cm" svg:y1="2.52cm" svg:x2="4.559cm" svg:y2="2.52cm"><text:p/></draw:line><draw:line draw:style-name="gr7" draw:text-style-name="P114" svg:x1="4.199cm" svg:y1="3.72cm" svg:x2="4.559cm" svg:y2="3.72cm"><text:p/></draw:line></draw:g><draw:g text:anchor-type="paragraph" draw:z-index="61" draw:style-name="gr3"><draw:custom-shape draw:style-name="gr38" draw:text-style-name="P115" svg:width="1.2cm" svg:height="1.92cm" svg:x="0.601cm" svg:y="2.161cm"><text:p/><draw:enhanced-geometry svg:viewBox="0 0 21600 21600" draw:type="rectangle" draw:enhanced-path="M 0 0 L 21600 0 21600 21600 0 21600 0 0 Z N"/></draw:custom-shape><draw:frame draw:style-name="gr5" draw:text-style-name="P117" svg:width="1.2cm" svg:height="1.2cm" svg:x="0.601cm" svg:y="2.521cm"><draw:text-box><text:p text:style-name="P116"><text:span text:style-name="T64">RSM</text:span><text:span text:style-name="T64">40-</text:span><text:span text:style-name="T64">8-</text:span><text:span text:style-name="T64">400</text:span><text:span text:style-name="T64">M</text:span></text:p></draw:text-box></draw:frame><draw:line draw:style-name="gr6" draw:text-style-name="P114" svg:x1="1.441cm" svg:y1="2.4cm" svg:x2="1.441cm" svg:y2="2.64cm"><text:p/></draw:line><draw:line draw:style-name="gr6" draw:text-style-name="P114" svg:x1="1.321cm" svg:y1="3.72cm" svg:x2="1.561cm" svg:y2="3.72cm"><text:p/></draw:line><draw:line draw:style-name="gr6" draw:text-style-name="P114" svg:x1="1.321cm" svg:y1="2.52cm" svg:x2="1.561cm" svg:y2="2.52cm"><text:p/></draw:line><draw:line draw:style-name="gr7" draw:text-style-name="P114" svg:x1="1.8cm" svg:y1="2.52cm" svg:x2="2.16cm" svg:y2="2.52cm"><text:p/></draw:line><draw:line draw:style-name="gr7" draw:text-style-name="P114" svg:x1="1.8cm" svg:y1="3.72cm" svg:x2="2.16cm" svg:y2="3.72cm"><text:p/></draw:line></draw:g><draw:g text:anchor-type="paragraph" draw:z-index="62" draw:style-name="gr3"><draw:custom-shape draw:style-name="gr39" draw:text-style-name="P118" svg:width="1.2cm" svg:height="1.918cm" draw:transform="rotate (1.5707963267949) translate (6.60223611111111cm 12.716875cm)"><text:p/><draw:enhanced-geometry svg:viewBox="0 0 21600 21600" draw:type="rectangle" draw:enhanced-path="M 0 0 L 21600 0 21600 21600 0 21600 0 0 Z N"/></draw:custom-shape><draw:frame draw:style-name="gr5" draw:text-style-name="P119" svg:width="1.202cm" svg:height="1.2cm" svg:x="6.958cm" svg:y="11.517cm"><draw:text-box><text:p text:style-name="P116"><text:span text:style-name="T64">NPS</text:span><text:span text:style-name="T64"><text:line-break/></text:span><text:span text:style-name="T64">100-</text:span><text:span text:style-name="T64">12</text:span></text:p></draw:text-box></draw:frame><draw:line draw:style-name="gr6" draw:text-style-name="P114" svg:x1="6.837cm" svg:y1="11.877cm" svg:x2="7.077cm" svg:y2="11.877cm"><text:p/></draw:line><draw:line draw:style-name="gr6" draw:text-style-name="P114" svg:x1="8.038cm" svg:y1="11.877cm" svg:x2="8.278cm" svg:y2="11.877cm"><text:p/></draw:line><draw:line draw:style-name="gr6" draw:text-style-name="P114" svg:x1="6.957cm" svg:y1="11.997cm" svg:x2="6.957cm" svg:y2="11.757cm"><text:p/></draw:line><draw:line draw:style-name="gr7" draw:text-style-name="P114" svg:x1="6.957cm" svg:y1="11.516cm" svg:x2="6.957cm" svg:y2="11.156cm"><text:p/></draw:line><draw:line draw:style-name="gr7" draw:text-style-name="P114" svg:x1="8.158cm" svg:y1="11.516cm" svg:x2="8.158cm" svg:y2="11.156cm"><text:p/></draw:line></draw:g><draw:g text:anchor-type="paragraph" draw:z-index="63" draw:style-name="gr3"><draw:custom-shape draw:style-name="gr8" draw:text-style-name="P118" svg:width="1.2cm" svg:height="1.92cm" draw:transform="rotate (1.5707963267949) translate (8.75594444444444cm 12.716875cm)"><text:p/><draw:enhanced-geometry svg:viewBox="0 0 21600 21600" draw:type="rectangle" draw:enhanced-path="M 0 0 L 21600 0 21600 21600 0 21600 0 0 Z N"/></draw:custom-shape><draw:frame draw:style-name="gr5" draw:text-style-name="P119" svg:width="1.202cm" svg:height="1.2cm" svg:x="9.116cm" svg:y="11.517cm"><draw:text-box><text:p text:style-name="P116"><text:span text:style-name="T64">NPS</text:span><text:span text:style-name="T64"><text:line-break/></text:span><text:span text:style-name="T64">100-</text:span><text:span text:style-name="T64">12</text:span></text:p></draw:text-box></draw:frame><draw:line draw:style-name="gr6" draw:text-style-name="P114" svg:x1="8.997cm" svg:y1="11.877cm" svg:x2="9.237cm" svg:y2="11.877cm"><text:p/></draw:line><draw:line draw:style-name="gr6" draw:text-style-name="P114" svg:x1="10.197cm" svg:y1="11.877cm" svg:x2="10.437cm" svg:y2="11.877cm"><text:p/></draw:line><draw:line draw:style-name="gr6" draw:text-style-name="P114" svg:x1="9.117cm" svg:y1="11.997cm" svg:x2="9.117cm" svg:y2="11.757cm"><text:p/></draw:line><draw:line draw:style-name="gr7" draw:text-style-name="P114" svg:x1="9.117cm" svg:y1="11.516cm" svg:x2="9.117cm" svg:y2="11.156cm"><text:p/></draw:line><draw:line draw:style-name="gr7" draw:text-style-name="P114" svg:x1="10.317cm" svg:y1="11.516cm" svg:x2="10.317cm" svg:y2="11.156cm"><text:p/></draw:line></draw:g><draw:g text:anchor-type="paragraph" draw:z-index="64" draw:style-name="gr3"><draw:custom-shape draw:style-name="gr8" draw:text-style-name="P118" svg:width="1.2cm" svg:height="1.92cm" draw:transform="rotate (1.5707963267949) translate (10.9167083333333cm 12.716875cm)"><text:p/><draw:enhanced-geometry svg:viewBox="0 0 21600 21600" draw:type="rectangle" draw:enhanced-path="M 0 0 L 21600 0 21600 21600 0 21600 0 0 Z N"/></draw:custom-shape><draw:frame draw:style-name="gr5" draw:text-style-name="P119" svg:width="1.2cm" svg:height="1.2cm" svg:x="11.277cm" svg:y="11.517cm"><draw:text-box><text:p text:style-name="P116"><text:span text:style-name="T64">NPS</text:span><text:span text:style-name="T64"><text:line-break/></text:span><text:span text:style-name="T64">100-</text:span><text:span text:style-name="T64">12</text:span></text:p></draw:text-box></draw:frame><draw:line draw:style-name="gr6" draw:text-style-name="P114" svg:x1="11.156cm" svg:y1="11.877cm" svg:x2="11.396cm" svg:y2="11.877cm"><text:p/></draw:line><draw:line draw:style-name="gr6" draw:text-style-name="P114" svg:x1="12.356cm" svg:y1="11.877cm" svg:x2="12.596cm" svg:y2="11.877cm"><text:p/></draw:line><draw:line draw:style-name="gr6" draw:text-style-name="P114" svg:x1="11.276cm" svg:y1="11.997cm" svg:x2="11.276cm" svg:y2="11.757cm"><text:p/></draw:line><draw:line draw:style-name="gr7" draw:text-style-name="P114" svg:x1="11.276cm" svg:y1="11.516cm" svg:x2="11.276cm" svg:y2="11.156cm"><text:p/></draw:line><draw:line draw:style-name="gr7" draw:text-style-name="P114" svg:x1="12.476cm" svg:y1="11.516cm" svg:x2="12.476cm" svg:y2="11.156cm"><text:p/></draw:line></draw:g><draw:g text:anchor-type="paragraph" draw:z-index="65" draw:style-name="gr3"><draw:custom-shape draw:style-name="gr40" draw:text-style-name="P120" svg:width="0.482cm" svg:height="0.959cm" svg:x="5.759cm" svg:y="5.599cm"><text:p/><draw:enhanced-geometry svg:viewBox="0 0 21600 21600" draw:mirror-vertical="true" draw:type="rectangle" draw:enhanced-path="M 0 0 L 21600 0 21600 21600 0 21600 0 0 Z N"/></draw:custom-shape><draw:line draw:style-name="gr41" draw:text-style-name="P114" svg:x1="5.998cm" svg:y1="6.238cm" svg:x2="5.998cm" svg:y2="6.958cm"><text:p/></draw:line><draw:line draw:style-name="gr42" draw:text-style-name="P114" svg:x1="5.998cm" svg:y1="5.279cm" svg:x2="5.998cm" svg:y2="5.639cm"><text:p/></draw:line><draw:line draw:style-name="gr42" draw:text-style-name="P114" svg:x1="6.239cm" svg:y1="5.279cm" svg:x2="5.759cm" svg:y2="5.279cm"><text:p/></draw:line><draw:line draw:style-name="gr42" draw:text-style-name="P114" svg:x1="6.119cm" svg:y1="5.159cm" svg:x2="5.879cm" svg:y2="5.159cm"><text:p/></draw:line></draw:g><draw:g text:anchor-type="paragraph" draw:z-index="66" draw:style-name="gr3"><draw:custom-shape draw:style-name="gr40" draw:text-style-name="P120" svg:width="0.481cm" svg:height="0.959cm" svg:x="6.479cm" svg:y="5.599cm"><text:p/><draw:enhanced-geometry svg:viewBox="0 0 21600 21600" draw:mirror-vertical="true" draw:type="rectangle" draw:enhanced-path="M 0 0 L 21600 0 21600 21600 0 21600 0 0 Z N"/></draw:custom-shape><draw:line draw:style-name="gr41" draw:text-style-name="P114" svg:x1="6.718cm" svg:y1="6.238cm" svg:x2="6.718cm" svg:y2="6.958cm"><text:p/></draw:line><draw:line draw:style-name="gr42" draw:text-style-name="P114" svg:x1="6.718cm" svg:y1="5.279cm" svg:x2="6.718cm" svg:y2="5.639cm"><text:p/></draw:line><draw:line draw:style-name="gr42" draw:text-style-name="P114" svg:x1="6.958cm" svg:y1="5.279cm" svg:x2="6.478cm" svg:y2="5.279cm"><text:p/></draw:line><draw:line draw:style-name="gr42" draw:text-style-name="P114" svg:x1="6.838cm" svg:y1="5.159cm" svg:x2="6.598cm" svg:y2="5.159cm"><text:p/></draw:line></draw:g><draw:g text:anchor-type="paragraph" draw:z-index="67" draw:style-name="gr3"><draw:custom-shape draw:style-name="gr43" draw:text-style-name="P120" svg:width="0.482cm" svg:height="0.96cm" svg:x="14.755cm" svg:y="7.319cm"><text:p/><draw:enhanced-geometry svg:viewBox="0 0 21600 21600" draw:mirror-vertical="true" draw:type="rectangle" draw:enhanced-path="M 0 0 L 21600 0 21600 21600 0 21600 0 0 Z N"/></draw:custom-shape><draw:line draw:style-name="gr41" draw:text-style-name="P114" svg:x1="14.995cm" svg:y1="7.919cm" svg:x2="14.995cm" svg:y2="8.639cm"><text:p/></draw:line><draw:line draw:style-name="gr42" draw:text-style-name="P114" svg:x1="14.995cm" svg:y1="6.958cm" svg:x2="14.995cm" svg:y2="7.318cm"><text:p/></draw:line><draw:line draw:style-name="gr42" draw:text-style-name="P114" svg:x1="15.235cm" svg:y1="6.958cm" svg:x2="14.755cm" svg:y2="6.958cm"><text:p/></draw:line><draw:line draw:style-name="gr42" draw:text-style-name="P114" svg:x1="15.115cm" svg:y1="6.838cm" svg:x2="14.875cm" svg:y2="6.838cm"><text:p/></draw:line></draw:g><draw:g text:anchor-type="paragraph" draw:z-index="68" draw:style-name="gr3"><draw:custom-shape draw:style-name="gr43" draw:text-style-name="P120" svg:width="0.477cm" svg:height="0.96cm" svg:x="15.956cm" svg:y="7.319cm"><text:p/><draw:enhanced-geometry svg:viewBox="0 0 21600 21600" draw:mirror-vertical="true" draw:type="rectangle" draw:enhanced-path="M 0 0 L 21600 0 21600 21600 0 21600 0 0 Z N"/></draw:custom-shape><draw:line draw:style-name="gr41" draw:text-style-name="P114" svg:x1="16.196cm" svg:y1="7.919cm" svg:x2="16.196cm" svg:y2="8.639cm"><text:p/></draw:line><draw:line draw:style-name="gr42" draw:text-style-name="P114" svg:x1="16.196cm" svg:y1="6.958cm" svg:x2="16.196cm" svg:y2="7.318cm"><text:p/></draw:line><draw:line draw:style-name="gr42" draw:text-style-name="P114" svg:x1="16.436cm" svg:y1="6.958cm" svg:x2="15.956cm" svg:y2="6.958cm"><text:p/></draw:line><draw:line draw:style-name="gr42" draw:text-style-name="P114" svg:x1="16.316cm" svg:y1="6.838cm" svg:x2="16.076cm" svg:y2="6.838cm"><text:p/></draw:line></draw:g><draw:g text:anchor-type="paragraph" draw:z-index="69" draw:style-name="gr3"><draw:custom-shape draw:style-name="gr44" draw:text-style-name="P120" svg:width="0.959cm" svg:height="0.96cm" draw:transform="rotate (-1.5707963267949) translate (5.03943055555556cm 0.7224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7" draw:text-style-name="P114" svg:x1="4.559cm" svg:y1="0.961cm" svg:x2="4.559cm" svg:y2="0.481cm"><text:p/></draw:line><draw:line draw:style-name="gr17" draw:text-style-name="P114" svg:x1="4.559cm" svg:y1="1.44cm" svg:x2="4.799cm" svg:y2="0.96cm"><text:p/></draw:line><draw:line draw:style-name="gr17" draw:text-style-name="P114" svg:x1="4.559cm" svg:y1="1.921cm" svg:x2="4.559cm" svg:y2="1.441cm"><text:p/></draw:line></draw:g><draw:g text:anchor-type="paragraph" draw:z-index="70" draw:style-name="gr3"><draw:custom-shape draw:style-name="gr45" draw:text-style-name="P120" svg:width="0.959cm" svg:height="2.162cm" draw:transform="rotate (-1.5707963267949) translate (16.6758055555556cm 9.95715277777778cm)"><text:p/><draw:enhanced-geometry svg:viewBox="0 0 21600 21600" draw:path-stretchpoint-x="10800" draw:path-stretchpoint-y="10800" draw:text-areas="?f3 ?f4 ?f5 ?f6" draw:type="round-rectangle" draw:modifiers="10085.39325842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7" draw:text-style-name="P114" svg:x1="14.995cm" svg:y1="10.197cm" svg:x2="14.995cm" svg:y2="9.717cm"><text:p/></draw:line><draw:line draw:style-name="gr17" draw:text-style-name="P114" svg:x1="14.995cm" svg:y1="10.677cm" svg:x2="15.235cm" svg:y2="10.197cm"><text:p/></draw:line><draw:line draw:style-name="gr17" draw:text-style-name="P114" svg:x1="14.995cm" svg:y1="11.157cm" svg:x2="14.995cm" svg:y2="10.677cm"><text:p/></draw:line><draw:line draw:style-name="gr17" draw:text-style-name="P114" svg:x1="16.196cm" svg:y1="10.197cm" svg:x2="16.196cm" svg:y2="9.717cm"><text:p/></draw:line><draw:line draw:style-name="gr17" draw:text-style-name="P114" svg:x1="16.196cm" svg:y1="10.677cm" svg:x2="16.436cm" svg:y2="10.197cm"><text:p/></draw:line><draw:line draw:style-name="gr17" draw:text-style-name="P114" svg:x1="16.196cm" svg:y1="11.157cm" svg:x2="16.196cm" svg:y2="10.677cm"><text:p/></draw:line><draw:line draw:style-name="gr18" draw:text-style-name="P114" svg:x1="16.315cm" svg:y1="10.437cm" svg:x2="15.115cm" svg:y2="10.437cm"><text:p/></draw:line></draw:g><draw:g text:anchor-type="paragraph" draw:z-index="71" draw:style-name="gr3"><draw:custom-shape draw:style-name="gr31" draw:text-style-name="P114" svg:width="0.72cm" svg:height="0.72cm" svg:x="15.236cm" svg:y="8.1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121" svg:width="0.541cm" svg:height="0.613cm" svg:x="15.324cm" svg:y="8.211cm"><draw:text-box><text:p text:style-name="P116"><text:span text:style-name="T65">4</text:span></text:p></draw:text-box></draw:frame></draw:g><draw:g text:anchor-type="paragraph" draw:z-index="72" draw:style-name="gr3"><draw:custom-shape draw:style-name="gr34" draw:text-style-name="P114" svg:width="0.72cm" svg:height="0.719cm" svg:x="2.879cm" svg:y="0.24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121" svg:width="0.539cm" svg:height="0.613cm" svg:x="2.971cm" svg:y="0.297cm"><draw:text-box><text:p text:style-name="P116"><text:span text:style-name="T65">5</text:span></text:p></draw:text-box></draw:frame></draw:g><draw:g text:anchor-type="paragraph" draw:z-index="73" draw:style-name="gr3"><draw:custom-shape draw:style-name="gr34" draw:text-style-name="P114" svg:width="0.724cm" svg:height="0.719cm" svg:x="14.513cm" svg:y="2.1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121" svg:width="0.541cm" svg:height="0.613cm" svg:x="14.605cm" svg:y="2.216cm"><draw:text-box><text:p text:style-name="P116"><text:span text:style-name="T65">6</text:span></text:p></draw:text-box></draw:frame></draw:g><draw:g text:anchor-type="paragraph" draw:z-index="74" draw:style-name="gr3"><draw:custom-shape draw:style-name="gr31" draw:text-style-name="P114" svg:width="0.72cm" svg:height="0.72cm" svg:x="15.236cm" svg:y="9.1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33" draw:text-style-name="P121" svg:width="0.541cm" svg:height="0.611cm" svg:x="15.324cm" svg:y="9.173cm"><draw:text-box><text:p text:style-name="P116"><text:span text:style-name="T65">6</text:span></text:p></draw:text-box></draw:frame></draw:g><draw:line text:anchor-type="paragraph" draw:z-index="75" draw:style-name="gr46" draw:text-style-name="P114" svg:x1="0.241cm" svg:y1="10.077cm" svg:x2="0.241cm" svg:y2="9.237cm"><text:p/></draw:line><draw:line text:anchor-type="paragraph" draw:z-index="76" draw:style-name="gr2" draw:text-style-name="P114" svg:x1="0.481cm" svg:y1="10.077cm" svg:x2="0.001cm" svg:y2="10.077cm"><text:p/></draw:line><draw:line text:anchor-type="paragraph" draw:z-index="77" draw:style-name="gr2" draw:text-style-name="P114" svg:x1="0.361cm" svg:y1="10.197cm" svg:x2="0.121cm" svg:y2="10.197cm"><text:p/></draw:line><draw:g text:anchor-type="paragraph" draw:z-index="78" draw:style-name="gr3"><draw:custom-shape draw:style-name="gr34" draw:text-style-name="P114" svg:width="0.72cm" svg:height="0.719cm" svg:x="5.158cm" svg:y="10.1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121" svg:width="0.541cm" svg:height="0.613cm" svg:x="5.25cm" svg:y="10.252cm"><draw:text-box><text:p text:style-name="P116"><text:span text:style-name="T65">7</text:span></text:p></draw:text-box></draw:frame></draw:g></text:p></draw:text-box></draw:frame></text:p>
      <text:list xml:id="list214610252449212" text:continue-list="list214609725922459" text:style-name="L1">
        <text:list-item text:start-value="1">
          <text:p text:style-name="P81">Напруга х.х. <text:span text:style-name="T15">на сонячних батареях</text:span>:<text:line-break/><text:span text:style-name="T61">41.3 * 3 = 123.9 &lt; 145.</text:span></text:p>
        </text:list-item>
        <text:list-item>
          <text:p text:style-name="P73"><text:span text:style-name="T1">Напруга </text:span>на сонячних батареях <text:span text:style-name="T1">за макс. потужності:<text:line-break/></text:span>3<text:span text:style-name="T61">4</text:span>.<text:span text:style-name="T61">39</text:span> * 3 = <text:span text:style-name="T61">103</text:span>.1<text:span text:style-name="T61">7</text:span> &lt; 130.</text:p>
        </text:list-item>
        <text:list-item>
          <text:p text:style-name="P75">Струм к.з. сонячних батарей:<text:line-break/><text:span text:style-name="T61">12.34 * 3 = 37.02;<text:line-break/>Дріт 8AWG (</text:span><text:span text:style-name="T22">∅ </text:span><text:span text:style-name="T26">3.3, S 8.37 mm</text:span><text:span text:style-name="T39">2</text:span><text:span text:style-name="T26">).</text:span></text:p>
        </text:list-item>
        <text:list-item>
          <text:p text:style-name="P73">Струм від сонячних батарей <text:span text:style-name="T1">за макс. потужності<text:line-break/>11.64</text:span> * <text:span text:style-name="T62">3</text:span> = <text:span text:style-name="T62">34.92</text:span>.</text:p>
        </text:list-item>
        <text:list-item>
          <text:p text:style-name="P74">Максимальна потужність сонячних батарей<text:line-break/><text:span text:style-name="T62">400</text:span> * <text:span text:style-name="T62">9</text:span> = <text:span text:style-name="T62">3600.</text:span></text:p>
        </text:list-item>
        <text:list-item>
          <text:p text:style-name="P76">Струм від акумулятора на номінальній. потужності:<text:line-break/><text:span text:style-name="T41">(</text:span>4000 <text:span text:style-name="T41">+ 50)</text:span> / 48 = 8<text:span text:style-name="T41">4</text:span>.<text:span text:style-name="T41">4</text:span>;<text:line-break/><text:span text:style-name="T17">Дріт 4AWG (</text:span><text:span text:style-name="T22">∅ </text:span><text:span text:style-name="T27">5</text:span><text:span text:style-name="T26">.</text:span><text:span text:style-name="T27">2</text:span><text:span text:style-name="T26">, S </text:span><text:span text:style-name="T27">21</text:span><text:span text:style-name="T26">.</text:span><text:span text:style-name="T27">2</text:span><text:span text:style-name="T26"> mm</text:span><text:span text:style-name="T39">2</text:span><text:span text:style-name="T26">).</text:span></text:p>
        </text:list-item>
        <text:list-item>
          <text:p text:style-name="P77">Струм від акумулятора на макс. потужності (5 сек):</text:p>
        </text:list-item>
      </text:list>
      <text:p text:style-name="P70"><text:span text:style-name="T41">(</text:span>2 * 4000 <text:span text:style-name="T41">+ 50)</text:span> / 48 = 16<text:span text:style-name="T41">7</text:span>.<text:span text:style-name="T41">7</text:span></text:p>
      <text:h text:style-name="P103" text:outline-level="1"><text:soft-page-break/>Допоміжне обладнання</text:h>
      <text:h text:style-name="P109" text:outline-level="3">Трап для монтажу</text:h>
      <text:p text:style-name="P66"/>
      <text:h text:style-name="P104" text:outline-level="1">Проблеми, що можуть виникнути</text:h>
      <text:list xml:id="list214609228348199" text:continue-list="list214610252449212" text:style-name="L1">
        <text:list-item text:start-value="1">
          <text:p text:style-name="P78">Сонячні панелі можуть намагатися пошкодити, кинувши каміння.</text:p>
        </text:list-item>
        <text:list-item>
          <text:p text:style-name="P79">Удар блискавки в панелі.</text:p>
        </text:list-item>
      </text:list>
      <text:h text:style-name="P100" text:outline-level="1">Комунікація</text:h>
      <text:p text:style-name="P67">Відповідь lsusb при підключеному і відключеному інверторі:</text:p>
      <text:p text:style-name="P68">butylochnik@john-Inspiron-7347:~$ lsusb</text:p>
      <text:p text:style-name="P68">Bus 001 Device 003: ID 0a5c:216a Broadcom Corp.</text:p>
      <text:p text:style-name="P68">Bus 001 Device 002: ID 8087:8000 Intel Corp.</text:p>
      <text:p text:style-name="P68">Bus 001 Device 001: ID 1d6b:0002 Linux Foundation 2.0 root hub</text:p>
      <text:p text:style-name="P68">Bus 003 Device 001: ID 1d6b:0003 Linux Foundation 3.0 root hub</text:p>
      <text:p text:style-name="P68">Bus 002 Device 005: ID 04f3:042f Elan Microelectronics Corp.</text:p>
      <text:p text:style-name="P68">Bus 002 Device 004: ID 0c45:64cb Microdia</text:p>
      <text:p text:style-name="P68">Bus 002 Device 003: ID 0483:91d1 STMicroelectronics Sensor Hub</text:p>
      <text:p text:style-name="P68">Bus 002 Device 002: ID 09da:054f A4Tech Co., Ltd.</text:p>
      <text:p text:style-name="P69">Bus 002 Device 006: ID 1a86:7523 QinHeng Electronics HL-340 USB-Serial adapter</text:p>
      <text:p text:style-name="P68">Bus 002 Device 001: ID 1d6b:0002 Linux Foundation 2.0 root hub</text:p>
      <text:p text:style-name="P68"/>
      <text:p text:style-name="P68">butylochnik@john-Inspiron-7347:~$ lsusb</text:p>
      <text:p text:style-name="P68">Bus 001 Device 003: ID 0a5c:216a Broadcom Corp. </text:p>
      <text:p text:style-name="P68">Bus 001 Device 002: ID 8087:8000 Intel Corp. </text:p>
      <text:p text:style-name="P68">Bus 001 Device 001: ID 1d6b:0002 Linux Foundation 2.0 root hub</text:p>
      <text:p text:style-name="P68">Bus 003 Device 001: ID 1d6b:0003 Linux Foundation 3.0 root hub</text:p>
      <text:p text:style-name="P68">Bus 002 Device 005: ID 04f3:042f Elan Microelectronics Corp.</text:p>
      <text:p text:style-name="P68">Bus 002 Device 004: ID 0c45:64cb Microdia</text:p>
      <text:p text:style-name="P68">Bus 002 Device 003: ID 0483:91d1 STMicroelectronics Sensor Hub</text:p>
      <text:p text:style-name="P68">Bus 002 Device 002: ID 09da:054f A4Tech Co., Ltd.</text:p>
      <text:p text:style-name="P68">Bus 002 Device 001: ID 1d6b:0002 Linux Foundation 2.0 root hub</text:p>
      <text:p text:style-name="P68">butylochnik@john-Inspiron-7347:~$ </text:p>
      <text:p text:style-name="P67"/>
      <text:h text:style-name="P105" text:outline-level="1">Перелік робіт</text:h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59">№</text:p>
            </table:table-cell>
            <table:table-cell table:style-name="Table1.B1" office:value-type="string">
              <text:p text:style-name="P60">Операція</text:p>
            </table:table-cell>
            <table:table-cell table:style-name="Table1.B1" office:value-type="string">
              <text:p text:style-name="P61"><text:span text:style-name="T19">М</text:span>атер<text:span text:style-name="T20">і</text:span>ал<text:span text:style-name="T20">и</text:span></text:p>
            </table:table-cell>
            <table:table-cell table:style-name="Table1.B1" office:value-type="string">
              <text:p text:style-name="P61"><text:span text:style-name="T20">І</text:span>нструмент</text:p>
            </table:table-cell>
            <table:table-cell table:style-name="Table1.B1" office:value-type="string">
              <text:p text:style-name="P62">Ри<text:span text:style-name="T20">зики і шляхи обходу</text:span></text:p>
            </table:table-cell>
            <table:table-cell table:style-name="Table1.F1" office:value-type="string">
              <text:p text:style-name="P63">✓</text:p>
            </table:table-cell>
          </table:table-row>
        </table:table-header-rows>
        <table:table-row>
          <table:table-cell table:style-name="Table1.A2" office:value-type="string">
            <text:p text:style-name="P4"><text:sequence text:ref-name="refAutoNr0" text:name="AutoNr" text:formula="ooow:AutoNr+1" style:num-format="1">1</text:sequence></text:p>
          </table:table-cell>
          <table:table-cell table:style-name="Table1.B2" office:value-type="string">
            <text:p text:style-name="P11"><text:span text:style-name="T23">С</text:span><text:span text:style-name="T21">кладання допоміжного трапу.</text:span></text:p>
          </table:table-cell>
          <table:table-cell table:style-name="Table1.B2" office:value-type="string">
            <text:p text:style-name="P12">Дошка 25 <text:span text:style-name="T31">×</text:span> 150 <text:span text:style-name="T31">×</text:span> 4000 1 шт, дошка 25 <text:span text:style-name="T31">×</text:span> 150 <text:span text:style-name="T31">×</text:span> 2000 1 шт,</text:p>
            <text:p text:style-name="P13"><text:span text:style-name="T37">рейка 30 </text:span><text:span text:style-name="T31">×</text:span> <text:span text:style-name="T37">30 </text:span><text:span text:style-name="T31">× </text:span><text:span text:style-name="T36">3000 </text:span>1 шт<text:span text:style-name="T37">,</text:span></text:p>
            <text:p text:style-name="P13"><text:span text:style-name="T38">мет. кутник 2 шт, </text:span>шуруп <text:span text:style-name="T22">∅ </text:span><text:span text:style-name="T24">5 </text:span><text:span text:style-name="T32">× </text:span><text:span text:style-name="T34">50 </text:span><text:span text:style-name="T35">100</text:span><text:span text:style-name="T34"> шт.</text:span></text:p>
          </table:table-cell>
          <table:table-cell table:style-name="Table1.B2" office:value-type="string">
            <text:p text:style-name="P14">Рулетка, дриль, жало-викрутка, пила, викрутка хрестова.</text:p>
          </table:table-cell>
          <table:table-cell table:style-name="Table1.B2" office:value-type="string">
            <text:p text:style-name="P48"/>
          </table:table-cell>
          <table:table-cell table:style-name="Table1.F2" office:value-type="string">
            <text:p text:style-name="P64">✓</text:p>
          </table:table-cell>
        </table:table-row>
        <table:table-row>
          <table:table-cell table:style-name="Table1.A2" office:value-type="string">
            <text:p text:style-name="P4"><text:sequence text:ref-name="refAutoNr1" text:name="AutoNr" text:formula="ooow:AutoNr+1" style:num-format="1">2</text:sequence></text:p>
          </table:table-cell>
          <table:table-cell table:style-name="Table1.B2" office:value-type="string">
            <text:p text:style-name="P15">Натягування горизонтальних мотузок.</text:p>
          </table:table-cell>
          <table:table-cell table:style-name="Table1.B2" office:value-type="string">
            <text:p text:style-name="P15">Мотузка, цвяхи.</text:p>
          </table:table-cell>
          <table:table-cell table:style-name="Table1.B2" office:value-type="string">
            <text:p text:style-name="P15">Рулетка, молоток.</text:p>
          </table:table-cell>
          <table:table-cell table:style-name="Table1.B2" office:value-type="string">
            <text:p text:style-name="P15">Місце кріплення може не потрапити в дошку. <text:span text:style-name="T42">Переконатися, що мотузка йде по центру дошки.</text:span></text:p>
          </table:table-cell>
          <table:table-cell table:style-name="Table1.F2" office:value-type="string">
            <text:p text:style-name="P65">Не робилось</text:p>
          </table:table-cell>
        </table:table-row>
        <table:table-row>
          <table:table-cell table:style-name="Table1.A2" office:value-type="string">
            <text:p text:style-name="P4"><text:sequence text:ref-name="refAutoNr2" text:name="AutoNr" text:formula="ooow:AutoNr+1" style:num-format="1">3</text:sequence></text:p>
          </table:table-cell>
          <table:table-cell table:style-name="Table1.B2" office:value-type="string">
            <text:p text:style-name="P15">Розмітка місць кріплення кронштейнів.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>Рулетка, крейда.</text:p>
          </table:table-cell>
          <table:table-cell table:style-name="Table1.B2" office:value-type="string">
            <text:p text:style-name="P15"/>
          </table:table-cell>
          <table:table-cell table:style-name="Table1.F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4"><text:sequence text:ref-name="refAutoNr3" text:name="AutoNr" text:formula="ooow:AutoNr+1" style:num-format="1">4</text:sequence></text:p>
          </table:table-cell>
          <table:table-cell table:style-name="Table1.B2" office:value-type="string">
            <text:p text:style-name="P16">Свердління отворів під шпильки кронштейнів.</text:p>
            <text:p text:style-name="P17">Встановлення шпильок і кронштейнів.</text:p>
          </table:table-cell>
          <table:table-cell table:style-name="Table1.B2" office:value-type="string">
            <text:p text:style-name="P17">Шпилька Шпилька дворізьбова гвинт-шуруп <text:span text:style-name="T63">8</text:span>x120 16 шт, гайка М<text:span text:style-name="T63">8</text:span> 32 шт, шайба гровера 16 шт, герметик.</text:p>
          </table:table-cell>
          <table:table-cell table:style-name="Table1.B2" office:value-type="string">
            <text:p text:style-name="P16"><text:span text:style-name="T33">С</text:span><text:span text:style-name="T32">вердла </text:span><text:span text:style-name="T22">∅ </text:span><text:span text:style-name="T30">8</text:span><text:span text:style-name="T21">, </text:span><text:span text:style-name="T22">∅ </text:span><text:span text:style-name="T21">5 (довге), </text:span><text:span text:style-name="T25">набір торцевих накидних ключів, ріжкові ключі.</text:span></text:p>
          </table:table-cell>
          <table:table-cell table:style-name="Table1.B2" office:value-type="string">
            <text:p text:style-name="P15"/>
          </table:table-cell>
          <table:table-cell table:style-name="Table1.F2" office:value-type="string">
            <text:p text:style-name="P64">✓</text:p>
          </table:table-cell>
        </table:table-row>
        <table:table-row>
          <table:table-cell table:style-name="Table1.A2" office:value-type="string">
            <text:p text:style-name="P4"><text:sequence text:ref-name="refAutoNr4" text:name="AutoNr" text:formula="ooow:AutoNr+1" style:num-format="1">5</text:sequence></text:p>
          </table:table-cell>
          <table:table-cell table:style-name="Table1.B2" office:value-type="string">
            <text:p text:style-name="P24">Свердління отворів під заземлення в рейках.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24">Свердло <text:span text:style-name="T22">∅ </text:span><text:span text:style-name="T21">8, дриль.</text:span></text:p>
          </table:table-cell>
          <table:table-cell table:style-name="Table1.B2" office:value-type="string">
            <text:p text:style-name="P15"/>
          </table:table-cell>
          <table:table-cell table:style-name="Table1.F2" office:value-type="string">
            <text:p text:style-name="P64">✓</text:p>
          </table:table-cell>
        </table:table-row>
        <table:table-row>
          <table:table-cell table:style-name="Table1.A2" office:value-type="string">
            <text:p text:style-name="P4"><text:sequence text:ref-name="refAutoNr5" text:name="AutoNr" text:formula="ooow:AutoNr+1" style:num-format="1">6</text:sequence></text:p>
          </table:table-cell>
          <table:table-cell table:style-name="Table1.B2" office:value-type="string">
            <text:p text:style-name="P18">Встановлення рейок для <text:span text:style-name="T43">сонячних </text:span>батарей.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9">Набір ключів торцевих внутрішніх, мотузка.</text:p>
          </table:table-cell>
          <table:table-cell table:style-name="Table1.B2" office:value-type="string">
            <text:p text:style-name="P15">Не забути передбачити приєднання заземлення.</text:p>
          </table:table-cell>
          <table:table-cell table:style-name="Table1.F2" office:value-type="string">
            <text:p text:style-name="P64">✓</text:p>
          </table:table-cell>
        </table:table-row>
        <table:table-row>
          <table:table-cell table:style-name="Table1.A2" office:value-type="string">
            <text:p text:style-name="P4"><text:sequence text:ref-name="refAutoNr6" text:name="AutoNr" text:formula="ooow:AutoNr+1" style:num-format="1">7</text:sequence></text:p>
          </table:table-cell>
          <table:table-cell table:style-name="Table1.B2" office:value-type="string">
            <text:p text:style-name="P21">Виготовлення тримачів для батарей</text:p>
          </table:table-cell>
          <table:table-cell table:style-name="Table1.B2" office:value-type="string">
            <text:p text:style-name="P10">Залізо 2 мм.</text:p>
          </table:table-cell>
          <table:table-cell table:style-name="Table1.B2" office:value-type="string">
            <text:p text:style-name="P21">Рулетка, болгарка, лещата.</text:p>
          </table:table-cell>
          <table:table-cell table:style-name="Table1.B2" office:value-type="string">
            <text:p text:style-name="P15"/>
          </table:table-cell>
          <table:table-cell table:style-name="Table1.F2" office:value-type="string">
            <text:p text:style-name="P65">Не робилось</text:p>
          </table:table-cell>
        </table:table-row>
        <table:table-row>
          <table:table-cell table:style-name="Table1.A22" office:value-type="string">
            <text:p text:style-name="P4"><text:sequence text:ref-name="refAutoNr7" text:name="AutoNr" text:formula="ooow:AutoNr+1" style:num-format="1">8</text:sequence></text:p>
          </table:table-cell>
          <table:table-cell table:style-name="Table1.B9" office:value-type="string">
            <text:p text:style-name="P22">Виготовлення дротів <text:soft-page-break/>підключення <text:span text:style-name="T44">сонячних </text:span>батарей <text:span text:style-name="T50">і дротів заземлення</text:span>.</text:p>
          </table:table-cell>
          <table:table-cell table:style-name="Table1.C9" office:value-type="string">
            <text:p text:style-name="P10">Кабель <text:span text:style-name="T21">∅ 3.3, роз'єми, </text:span><text:soft-page-break/><text:span text:style-name="T28">термо</text:span><text:span text:style-name="T29">збіжка</text:span><text:span text:style-name="T28">, </text:span><text:span text:style-name="T21">олово, каніфоль.</text:span></text:p>
          </table:table-cell>
          <table:table-cell table:style-name="Table1.D9" office:value-type="string">
            <text:p text:style-name="P22">Рулетка, паяльник <text:span text:style-name="T50">100 Вт</text:span>, <text:soft-page-break/>викрутка, кусачки.</text:p>
          </table:table-cell>
          <table:table-cell table:style-name="Table1.E9" office:value-type="string">
            <text:p text:style-name="P28">Перед монтажем другого <text:soft-page-break/>роз'єму надіті на дріт шматок термоусадки.</text:p>
          </table:table-cell>
          <table:table-cell table:style-name="Table1.F9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4"><text:sequence text:ref-name="refAutoNr8" text:name="AutoNr" text:formula="ooow:AutoNr+1" style:num-format="1">9</text:sequence></text:p>
          </table:table-cell>
          <table:table-cell table:style-name="Table1.B10" office:value-type="string">
            <text:p text:style-name="P23">Встановлення сонячних батарей.</text:p>
          </table:table-cell>
          <table:table-cell table:style-name="Table1.C10" office:value-type="string">
            <text:p text:style-name="P23">Кріплення для батарей, дроти підключення.</text:p>
          </table:table-cell>
          <table:table-cell table:style-name="Table1.D10" office:value-type="string">
            <text:p text:style-name="P20">Набір ключів торцевих внутрішніх, <text:span text:style-name="T45">вольтметр</text:span>.</text:p>
          </table:table-cell>
          <table:table-cell table:style-name="Table1.E10" office:value-type="string">
            <text:p text:style-name="P53"><text:span text:style-name="T45">Забуті або некоректні з'єднання</text:span>.</text:p>
            <text:p text:style-name="P52">Перевірити:</text:p>
            <text:list xml:id="list3396728505" text:style-name="L2">
              <text:list-item>
                <text:p text:style-name="P110">з кожного боку до дротів підключення приєднані однакові полюси;</text:p>
              </text:list-item>
              <text:list-item>
                <text:p text:style-name="P110">всі батареї з<text:span text:style-name="T46">'</text:span>єднані.</text:p>
              </text:list-item>
              <text:list-item>
                <text:p text:style-name="P111">заземлення підключене до обох рейок.</text:p>
              </text:list-item>
              <text:list-item>
                <text:p text:style-name="P112">Всі дроти на поверхні даху у пластикових трубках.</text:p>
              </text:list-item>
            </text:list>
          </table:table-cell>
          <table:table-cell table:style-name="Table1.F10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4"><text:sequence text:ref-name="refAutoNr9" text:name="AutoNr" text:formula="ooow:AutoNr+1" style:num-format="1">10</text:sequence></text:p>
          </table:table-cell>
          <table:table-cell table:style-name="Table1.B11" office:value-type="string">
            <text:p text:style-name="P25">Встановлення розподільчих коробок на даху.</text:p>
          </table:table-cell>
          <table:table-cell table:style-name="Table1.C11" office:value-type="string">
            <text:p text:style-name="P39">Розподільчі коробки, шурупи</text:p>
          </table:table-cell>
          <table:table-cell table:style-name="Table1.D11" office:value-type="string">
            <text:p text:style-name="P39">Хрестова викрутка, шило</text:p>
          </table:table-cell>
          <table:table-cell table:style-name="Table1.E11" office:value-type="string">
            <text:p text:style-name="P54">Одну з коробок треба купити.</text:p>
          </table:table-cell>
          <table:table-cell table:style-name="Table1.F11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4"><text:sequence text:ref-name="refAutoNr10" text:name="AutoNr" text:formula="ooow:AutoNr+1" style:num-format="1">11</text:sequence></text:p>
          </table:table-cell>
          <table:table-cell table:style-name="Table1.B12" office:value-type="string">
            <text:p text:style-name="P27">Свердління отворів для дротів підключення до інвертора.</text:p>
          </table:table-cell>
          <table:table-cell table:style-name="Table1.C12" office:value-type="string">
            <text:p text:style-name="P27"/>
          </table:table-cell>
          <table:table-cell table:style-name="Table1.D12" office:value-type="string">
            <text:p text:style-name="P6">Перфоратор (дриль), бур (свердло)</text:p>
          </table:table-cell>
          <table:table-cell table:style-name="Table1.E12" office:value-type="string">
            <text:p text:style-name="P50"/>
          </table:table-cell>
          <table:table-cell table:style-name="Table1.F1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4"><text:sequence text:ref-name="refAutoNr11" text:name="AutoNr" text:formula="ooow:AutoNr+1" style:num-format="1">12</text:sequence></text:p>
          </table:table-cell>
          <table:table-cell table:style-name="Table1.B13" office:value-type="string">
            <text:p text:style-name="P26">Виготовлення дротів підключення <text:span text:style-name="T54">сонячних батарей </text:span>до інвертора <text:span text:style-name="T51">і дроту заземлення сонячних батарей.</text:span></text:p>
          </table:table-cell>
          <table:table-cell table:style-name="Table1.C13" office:value-type="string">
            <text:p text:style-name="P8">Кабел<text:span text:style-name="T55">і</text:span> <text:span text:style-name="T55">S 10, S 6</text:span>, <text:span text:style-name="T55">клеми</text:span>, <text:span text:style-name="T49">термозбіжка, </text:span>олово, каніфоль.</text:p>
          </table:table-cell>
          <table:table-cell table:style-name="Table1.D13" office:value-type="string">
            <text:p text:style-name="P7">Рулетка, паяльник <text:span text:style-name="T55">200 Вт</text:span>, кусачки.</text:p>
          </table:table-cell>
          <table:table-cell table:style-name="Table1.E13" office:value-type="string">
            <text:p text:style-name="P55">Перед монтажем другого роз'єму надіті на дріт шматок термо<text:span text:style-name="T28">збіжк</text:span>и.</text:p>
          </table:table-cell>
          <table:table-cell table:style-name="Table1.F13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4"><text:sequence text:ref-name="refAutoNr12" text:name="AutoNr" text:formula="ooow:AutoNr+1" style:num-format="1">13</text:sequence></text:p>
          </table:table-cell>
          <table:table-cell table:style-name="Table1.B14" office:value-type="string">
            <text:p text:style-name="P29">Підключення і прокладка робочих дротів і дроту заземлення.</text:p>
          </table:table-cell>
          <table:table-cell table:style-name="Table1.C14" office:value-type="string">
            <text:p text:style-name="P40"><text:span text:style-name="T53">Г</text:span>офрована пластикова трубка, гвинти з гайками і шайбами гровера М8, <text:span text:style-name="T52">(колодка клемна 10 мм</text:span><text:span text:style-name="T40">2</text:span><text:span text:style-name="T52">), хомути</text:span>.</text:p>
          </table:table-cell>
          <table:table-cell table:style-name="Table1.D14" office:value-type="string">
            <text:p text:style-name="P30">Гайкові ключі, викрутки.</text:p>
          </table:table-cell>
          <table:table-cell table:style-name="Table1.E14" office:value-type="string">
            <text:p text:style-name="P49"/>
          </table:table-cell>
          <table:table-cell table:style-name="Table1.F14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3" text:name="AutoNr" text:formula="ooow:AutoNr+1" style:num-format="1">14</text:sequence></text:p>
          </table:table-cell>
          <table:table-cell table:style-name="Table1.B22" office:value-type="string">
            <text:p text:style-name="P26">Виготовлення дротів підключення <text:span text:style-name="T54">акумулятора </text:span>до інвертора.</text:p>
          </table:table-cell>
          <table:table-cell table:style-name="Table1.C22" office:value-type="string">
            <text:p text:style-name="P9">Кабель <text:span text:style-name="T55">S 25</text:span>, <text:span text:style-name="T56">клеми</text:span>, <text:span text:style-name="T49">термозбіжка, </text:span>олово, каніфоль.</text:p>
          </table:table-cell>
          <table:table-cell table:style-name="Table1.D22" office:value-type="string">
            <text:p text:style-name="P7">Рулетка, паяльник <text:span text:style-name="T57">200 Вт</text:span>, кусачки.</text:p>
          </table:table-cell>
          <table:table-cell table:style-name="Table1.E22" office:value-type="string">
            <text:list xml:id="list214610751316728" text:continue-numbering="true" text:style-name="L2">
              <text:list-item>
                <text:p text:style-name="P112">Перед монтажем другого роз'єму надіті на дріт шматок термо<text:span text:style-name="T21">збіжк</text:span>и.</text:p>
              </text:list-item>
              <text:list-item>
                <text:p text:style-name="P112"><text:soft-page-break/>Один з дротів має йти через запобіжник.</text:p>
              </text:list-item>
            </text:list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4" text:name="AutoNr" text:formula="ooow:AutoNr+1" style:num-format="1">15</text:sequence></text:p>
          </table:table-cell>
          <table:table-cell table:style-name="Table1.B22" office:value-type="string">
            <text:p text:style-name="P31">Виготовлення тимчасового стелажу для акумуляторів</text:p>
          </table:table-cell>
          <table:table-cell table:style-name="Table1.C22" office:value-type="string">
            <text:p text:style-name="P41">Рейки, дошки, шурупи.</text:p>
          </table:table-cell>
          <table:table-cell table:style-name="Table1.D22" office:value-type="string">
            <text:p text:style-name="P31">Пилка, дриль з викруткою.</text:p>
          </table:table-cell>
          <table:table-cell table:style-name="Table1.E22" office:value-type="string">
            <text:p text:style-name="P51"/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5" text:name="AutoNr" text:formula="ooow:AutoNr+1" style:num-format="1">16</text:sequence></text:p>
          </table:table-cell>
          <table:table-cell table:style-name="Table1.B22" office:value-type="string">
            <text:p text:style-name="P32">Монтаж інвертора на стіну.</text:p>
          </table:table-cell>
          <table:table-cell table:style-name="Table1.C22" office:value-type="string">
            <text:p text:style-name="P42">Дюбелі <text:span text:style-name="T6">∅ </text:span><text:span text:style-name="T2">10 3 шт</text:span>, шурупи <text:span text:style-name="T6">∅ </text:span><text:span text:style-name="T2">8 3 шт</text:span>.</text:p>
          </table:table-cell>
          <table:table-cell table:style-name="Table1.D22" office:value-type="string">
            <text:p text:style-name="P32">Перфоратор, бур, молоток, гайковий ключ.</text:p>
          </table:table-cell>
          <table:table-cell table:style-name="Table1.E22" office:value-type="string">
            <text:p text:style-name="P56"/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6" text:name="AutoNr" text:formula="ooow:AutoNr+1" style:num-format="1">17</text:sequence></text:p>
          </table:table-cell>
          <table:table-cell table:style-name="Table1.B22" office:value-type="string">
            <text:p text:style-name="P32">Монтаж кабельних каналів.</text:p>
          </table:table-cell>
          <table:table-cell table:style-name="Table1.C22" office:value-type="string">
            <text:p text:style-name="P42">Дюбелі <text:span text:style-name="T6">∅ </text:span><text:span text:style-name="T2">5</text:span>, шурупи <text:span text:style-name="T6">∅ </text:span><text:span text:style-name="T2">3, кабельний канал</text:span>.</text:p>
          </table:table-cell>
          <table:table-cell table:style-name="Table1.D22" office:value-type="string">
            <text:p text:style-name="P32">Перфоратор, бур, молоток, хрестова викрутка.</text:p>
          </table:table-cell>
          <table:table-cell table:style-name="Table1.E22" office:value-type="string">
            <text:p text:style-name="P51"/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7" text:name="AutoNr" text:formula="ooow:AutoNr+1" style:num-format="1">18</text:sequence></text:p>
          </table:table-cell>
          <table:table-cell table:style-name="Table1.B22" office:value-type="string">
            <text:p text:style-name="P32">Монтаж коробки <text:span text:style-name="T58">для автоматів та </text:span>ПЗІП</text:p>
          </table:table-cell>
          <table:table-cell table:style-name="Table1.C22" office:value-type="string">
            <text:p text:style-name="P42">Дюбелі <text:span text:style-name="T6">∅ </text:span><text:span text:style-name="T2">8</text:span>, шурупи <text:span text:style-name="T6">∅ </text:span><text:span text:style-name="T2">4, коробка ПЗІП</text:span>.</text:p>
          </table:table-cell>
          <table:table-cell table:style-name="Table1.D22" office:value-type="string">
            <text:p text:style-name="P32">Перфоратор, бур, молоток, хрестова викрутка.</text:p>
          </table:table-cell>
          <table:table-cell table:style-name="Table1.E22" office:value-type="string">
            <text:p text:style-name="P51"/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8" text:name="AutoNr" text:formula="ooow:AutoNr+1" style:num-format="1">19</text:sequence></text:p>
          </table:table-cell>
          <table:table-cell table:style-name="Table1.B22" office:value-type="string">
            <text:p text:style-name="P34">Монтаж коробки і запобіжника</text:p>
          </table:table-cell>
          <table:table-cell table:style-name="Table1.C22" office:value-type="string">
            <text:p text:style-name="P43">Дюбелі <text:span text:style-name="T6">∅ </text:span><text:span text:style-name="T7">10</text:span>, шурупи <text:span text:style-name="T6">∅ </text:span><text:span text:style-name="T7">6</text:span><text:span text:style-name="T2">, коробка </text:span><text:span text:style-name="T7">і кронштейн для запобіжника</text:span>.</text:p>
          </table:table-cell>
          <table:table-cell table:style-name="Table1.D22" office:value-type="string">
            <text:p text:style-name="P33">Перфоратор, бур, молоток, хрестова викрутка.</text:p>
          </table:table-cell>
          <table:table-cell table:style-name="Table1.E22" office:value-type="string">
            <text:p text:style-name="P57">Попередньо коробку підігнати під запобіжник.</text:p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19" text:name="AutoNr" text:formula="ooow:AutoNr+1" style:num-format="1">20</text:sequence></text:p>
          </table:table-cell>
          <table:table-cell table:style-name="Table1.B22" office:value-type="string">
            <text:p text:style-name="P35">Монтаж та підключення <text:span text:style-name="T59">до інвертора </text:span>акумуляторів.</text:p>
          </table:table-cell>
          <table:table-cell table:style-name="Table1.C22" office:value-type="string">
            <text:p text:style-name="P44">Дроти, <text:span text:style-name="T59">запобіжник</text:span>.</text:p>
          </table:table-cell>
          <table:table-cell table:style-name="Table1.D22" office:value-type="string">
            <text:p text:style-name="P44">Гайковий ключ.</text:p>
          </table:table-cell>
          <table:table-cell table:style-name="Table1.E22" office:value-type="string">
            <text:list xml:id="list214608920256381" text:continue-numbering="true" text:style-name="L2">
              <text:list-item>
                <text:p text:style-name="P112">Перевірити полярність.</text:p>
              </text:list-item>
              <text:list-item>
                <text:p text:style-name="P112">Дроти пропустити через кришку інвертора.</text:p>
              </text:list-item>
            </text:list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2" office:value-type="string">
            <text:p text:style-name="P5"><text:sequence text:ref-name="refAutoNr20" text:name="AutoNr" text:formula="ooow:AutoNr+1" style:num-format="1">21</text:sequence></text:p>
          </table:table-cell>
          <table:table-cell table:style-name="Table1.B22" office:value-type="string">
            <text:p text:style-name="P36">Монтаж та підключення до інвертора і батарей автоматів та ПЗІП.</text:p>
          </table:table-cell>
          <table:table-cell table:style-name="Table1.C22" office:value-type="string">
            <text:p text:style-name="P45">Дроти.</text:p>
          </table:table-cell>
          <table:table-cell table:style-name="Table1.D22" office:value-type="string">
            <text:p text:style-name="P45">Хрестова викрутка, паяльник, олово, каніфоль.</text:p>
          </table:table-cell>
          <table:table-cell table:style-name="Table1.E22" office:value-type="string">
            <text:p text:style-name="P51"/>
          </table:table-cell>
          <table:table-cell table:style-name="Table1.F22" office:value-type="string">
            <text:p text:style-name="P64">✓</text:p>
          </table:table-cell>
        </table:table-row>
        <table:table-row>
          <table:table-cell table:style-name="Table1.A23" office:value-type="string">
            <text:p text:style-name="P5"><text:sequence text:ref-name="refAutoNr21" text:name="AutoNr" text:formula="ooow:AutoNr+1" style:num-format="1">22</text:sequence></text:p>
          </table:table-cell>
          <table:table-cell table:style-name="Table1.B23" office:value-type="string">
            <text:p text:style-name="P36">Підключення до інвертора заземлення.</text:p>
          </table:table-cell>
          <table:table-cell table:style-name="Table1.C23" office:value-type="string">
            <text:p text:style-name="P38"/>
          </table:table-cell>
          <table:table-cell table:style-name="Table1.D23" office:value-type="string">
            <text:p text:style-name="P46">Хрестова викрутка.</text:p>
          </table:table-cell>
          <table:table-cell table:style-name="Table1.E23" office:value-type="string">
            <text:p text:style-name="P51"/>
          </table:table-cell>
          <table:table-cell table:style-name="Table1.F23" office:value-type="string">
            <text:p text:style-name="P64">✓</text:p>
          </table:table-cell>
        </table:table-row>
        <table:table-row>
          <table:table-cell table:style-name="Table1.A24" office:value-type="string">
            <text:p text:style-name="P4"><text:sequence text:ref-name="refAutoNr22" text:name="AutoNr" text:formula="ooow:AutoNr+1" style:num-format="1">23</text:sequence></text:p>
          </table:table-cell>
          <table:table-cell table:style-name="Table1.B24" office:value-type="string">
            <text:p text:style-name="P37">Перевірка працездатності системи.</text:p>
          </table:table-cell>
          <table:table-cell table:style-name="Table1.C24" office:value-type="string">
            <text:p text:style-name="P47">Розетка-подовжувач.</text:p>
          </table:table-cell>
          <table:table-cell table:style-name="Table1.D24" office:value-type="string">
            <text:p text:style-name="P46">Хрестова викрутка, <text:span text:style-name="T60">тестер</text:span>.</text:p>
          </table:table-cell>
          <table:table-cell table:style-name="Table1.E24" office:value-type="string">
            <text:p text:style-name="P58">Перевірка роботи:</text:p>
            <text:p text:style-name="P58">лампочки, холодильника, чайника.</text:p>
          </table:table-cell>
          <table:table-cell table:style-name="Table1.F24" office:value-type="string">
            <text:p text:style-name="P64">✓</text:p>
          </table:table-cell>
        </table:table-row>
      </table:table>
      <text:h text:style-name="P106" text:outline-level="1">Комерційні данні</text:h>
      <text:p text:style-name="P3"><draw:frame draw:style-name="fr2" draw:name="Object1" text:anchor-type="paragraph" svg:x="0.009cm" svg:y="0.051cm" svg:width="16.84cm" svg:height="22.498cm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P101" text:outline-level="1"><text:soft-page-break/>Висновки</text:h>
      <text:list xml:id="list3114138195" text:style-name="L3">
        <text:list-item>
          <text:p text:style-name="P97">Систему було запущено у використання 09/07/17.</text:p>
        </text:list-item>
        <text:list-item>
          <text:p text:style-name="P97">Під час монтажу його порядок було змінено — спочатку виготовлено тимчасовий стелаж для акумуляторів; змонтовано і підключено до акумуляторів інвертор; перевірено його роботу з різними навантаженнями; змонтовано й підключено батареї; інвертор підключено до будинкової мережі.</text:p>
        </text:list-item>
        <text:list-item>
          <text:p text:style-name="P97">Було виготовлено трап звичайної конструкції і над рейками і батареями він не пересувався.</text:p>
        </text:list-item>
        <text:list-item>
          <text:p text:style-name="P97">Для монтажу батарей був вкручений додатковий ряд шурупів, нижче за нижню планку кріплення батарей і на нього клалася рейка 5 х 5 см, по якій я переміщався під час монтажу батарей.</text:p>
        </text:list-item>
        <text:list-item>
          <text:p text:style-name="P98">Для з’єднання дротів від батарей використовувалася контактна планка, але таке з’єднання виявилось гіршим за клемне.</text:p>
        </text:list-item>
        <text:list-item>
          <text:p text:style-name="P99">Автомати відключення батарей було вирішено встановити безпосередньо біля інвертора.</text:p>
        </text:list-item>
      </text:list>
      <text:h text:style-name="P102" text:outline-level="1">Розрахунок потужності для зварювального апарату</text:h>
      <text:list xml:id="list214610639874625" text:continue-list="list214609228348199" text:style-name="L1">
        <text:list-item text:start-value="1">
          <text:p text:style-name="P82">Максимальна потужність <text:span text:style-name="T10">(ККД = 0.95)</text:span>:</text:p>
          <text:list>
            <text:list-item>
              <text:p text:style-name="P96">150 * 26 / 0.95 = 4.1 кВт.</text:p>
            </text:list-item>
            <text:list-item>
              <text:p text:style-name="P80">Це відповідає мережевому струму 150 * 26 / (0.95 * 220) = 18.7 А.</text:p>
            </text:list-item>
          </text:list>
        </text:list-item>
      </text:list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erif1" svg:font-family="FreeSerif" style:font-family-generic="roman"/>
    <style:font-face style:name="FreeSans5" svg:font-family="FreeSans" style:font-family-generic="swiss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FreeSans1" svg:font-family="FreeSans" style:font-adornments="Bold Oblique" style:font-family-generic="swiss" style:font-pitch="variable"/>
    <style:font-face style:name="FreeSans3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" draw:display-name="Dashed (var)" draw:style="rect" draw:dots1="1" draw:dots1-length="112%" draw:distance="72%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4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5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5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5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FreeSans" fo:font-family="FreeSans" style:font-family-generic="swiss" style:font-pitch="variable" fo:font-size="18pt" fo:font-weight="600" fo:background-color="transparent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>
        <style:tab-stops/>
      </style:paragraph-properties>
      <style:text-properties style:font-name="FreeSans1" fo:font-family="FreeSans" style:font-style-name="Bold Oblique" style:font-family-generic="swiss" style:font-pitch="variable" fo:font-size="13pt" fo:font-style="italic" fo:font-weight="600" fo:background-color="transparent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Landscape" style:page-layout-name="Mpm2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17-05-05T18:00:41.200583606</meta:creation-date>
    <dc:date>2023-05-27T21:46:07.294509177</dc:date>
    <dc:creator>Віталій Євтушенко</dc:creator>
    <meta:editing-duration>P2DT17H19M44S</meta:editing-duration>
    <meta:editing-cycles>144</meta:editing-cycles>
    <meta:generator>LibreOffice/6.2.8.2$Linux_X86_64 LibreOffice_project/20$Build-2</meta:generator>
    <meta:document-statistic meta:table-count="1" meta:image-count="0" meta:object-count="1" meta:page-count="8" meta:paragraph-count="216" meta:word-count="1229" meta:character-count="7587" meta:non-whitespace-character-count="66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89.99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1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uk" number:country="UA">
      <number:number number:decimal-places="2" loext:min-decimal-places="2" number:min-integer-digits="1"/>
    </number:number-style>
    <number:date-style style:name="N10037" number:language="uk" number:country="UA" number:automatic-order="true">
      <number:day number:style="long"/>
      <number:text>/</number:text>
      <number:month number:style="long"/>
      <number:text>/</number:text>
      <number:year/>
    </number:date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51pt solid #000000" style:vertical-align="middle"/>
      <style:paragraph-properties fo:text-align="center"/>
      <style:text-properties style:font-name="FreeSans" fo:font-size="12pt"/>
    </style:style>
    <style:style style:name="ce2" style:family="table-cell" style:parent-style-name="Default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size-asian="12pt" style:font-size-complex="12pt"/>
    </style:style>
    <style:style style:name="ce3" style:family="table-cell" style:parent-style-name="Default" style:data-style-name="N10100">
      <style:table-cell-properties style:text-align-source="fix" style:repeat-content="false" fo:wrap-option="wrap" fo:border="0.51pt solid #000000" style:vertical-align="middle"/>
      <style:paragraph-properties fo:text-align="start"/>
      <style:text-properties style:font-name="FreeSans" fo:font-size="12pt"/>
    </style:style>
    <style:style style:name="ce4" style:family="table-cell" style:parent-style-name="Default" style:data-style-name="N10100">
      <style:table-cell-properties style:text-align-source="fix" style:repeat-content="false" fo:wrap-option="wrap" fo:border="0.51pt solid #000000" style:vertical-align="top"/>
      <style:paragraph-properties fo:text-align="start"/>
      <style:text-properties style:font-name="FreeSans" fo:font-size="12pt" style:font-size-asian="12pt" style:font-size-complex="12pt"/>
    </style:style>
    <style:style style:name="ce5" style:family="table-cell" style:parent-style-name="Default" style:data-style-name="N10100">
      <style:table-cell-properties style:text-align-source="fix" style:repeat-content="false" fo:wrap-option="wrap" fo:border="0.51pt solid #000000" style:vertical-align="top"/>
      <style:paragraph-properties fo:text-align="start"/>
      <style:text-properties style:font-name="FreeSans" fo:font-size="12pt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ce6" style:family="table-cell" style:parent-style-name="Default" style:data-style-name="N10100">
      <style:table-cell-properties style:text-align-source="fix" style:repeat-content="false" fo:wrap-option="wrap" fo:border="0.51pt solid #000000" style:vertical-align="top"/>
      <style:paragraph-properties fo:text-align="start"/>
      <style:text-properties style:font-name="FreeSans" fo:font-size="12pt" fo:language="none" fo:country="none" style:font-name-asian="FreeSans" style:font-size-asian="12pt" style:language-asian="none" style:country-asian="none" style:font-size-complex="12pt"/>
    </style:style>
    <style:style style:name="ce7" style:family="table-cell" style:parent-style-name="Default" style:data-style-name="N10002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size-asian="12pt" style:font-size-complex="12pt"/>
    </style:style>
    <style:style style:name="ce8" style:family="table-cell" style:parent-style-name="Default" style:data-style-name="N10002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name-asian="Noto Sans CJK SC Regular" style:font-size-asian="12pt" style:font-name-complex="FreeSans1" style:font-size-complex="12pt"/>
    </style:style>
    <style:style style:name="ce9" style:family="table-cell" style:parent-style-name="Default" style:data-style-name="N10037">
      <style:table-cell-properties style:text-align-source="fix" style:repeat-content="false" fo:wrap-option="wrap" fo:border="0.51pt solid #000000" style:vertical-align="top"/>
      <style:paragraph-properties fo:text-align="center"/>
      <style:text-properties style:font-name="FreeSans" fo:font-size="12pt" style:font-size-asian="12pt" style:font-size-complex="12pt"/>
    </style:style>
    <style:style style:name="ce10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style:font-name="FreeSans" fo:font-size="12pt"/>
    </style:style>
    <style:style style:name="T1" style:family="text">
      <style:text-properties fo:font-size="12pt" style:letter-kerning="true" fo:country="none" style:country-asian="none" style:font-name-asian="FreeSans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2" table:default-cell-style-name="ce7"/>
        <table:table-column table:style-name="co5" table:default-cell-style-name="ce9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3" office:value-type="string" calcext:value-type="string">
            <text:p>Виріб, матеріал або послуга</text:p>
          </table:table-cell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Ціна, грн</text:p>
          </table:table-cell>
          <table:table-cell table:style-name="ce1" office:value-type="string" calcext:value-type="string">
            <text:p>Вартість, грн</text:p>
          </table:table-cell>
          <table:table-cell table:style-name="ce1" office:value-type="string" calcext:value-type="string">
            <text:p>Дата покупки</text:p>
          </table:table-cell>
          <table:table-cell table:style-name="ce10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лівка пакувальна (рулон)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,00</text:p>
          </table:table-cell>
          <table:table-cell table:formula="of:=[.C2]*[.D2]" office:value-type="float" office:value="100" calcext:value-type="float">
            <text:p>100,00</text:p>
          </table:table-cell>
          <table:table-cell office:value-type="date" office:date-value="2017-06-19" calcext:value-type="date">
            <text:p>19/06/1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1">Гібридний інвертор Must Power Systems PH18 MPPT 5048/60A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0800" calcext:value-type="float">
            <text:p>20800,00</text:p>
          </table:table-cell>
          <table:table-cell table:formula="of:=[.C3]*[.D3]" office:value-type="float" office:value="20800" calcext:value-type="float">
            <text:p>20800,00</text:p>
          </table:table-cell>
          <table:table-cell office:value-type="date" office:date-value="2017-06-20" calcext:value-type="date">
            <text:p>20/06/17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<text:span text:style-name="T1">Сонячна батарея Amerisolar AS-6P30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3510" calcext:value-type="float">
            <text:p>3510,00</text:p>
          </table:table-cell>
          <table:table-cell table:formula="of:=[.C4]*[.D4]" office:value-type="float" office:value="10530" calcext:value-type="float">
            <text:p>10530,00</text:p>
          </table:table-cell>
          <table:table-cell office:value-type="date" office:date-value="2017-06-20" calcext:value-type="date">
            <text:p>20/06/1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<text:span text:style-name="T1">Акумуляторна батарея TOYAMA NPS100-12</text:span>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200" calcext:value-type="float">
            <text:p>5200,00</text:p>
          </table:table-cell>
          <table:table-cell table:formula="of:=[.C5]*[.D5]" office:value-type="float" office:value="10400" calcext:value-type="float">
            <text:p>10400,00</text:p>
          </table:table-cell>
          <table:table-cell office:value-type="date" office:date-value="2017-06-20" calcext:value-type="date">
            <text:p>20/06/17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Профіль монтажний</text:p>
          </table:table-cell>
          <table:table-cell office:value-type="float" office:value="6.3" calcext:value-type="float">
            <text:p>6.3</text:p>
          </table:table-cell>
          <table:table-cell office:value-type="float" office:value="180" calcext:value-type="float">
            <text:p>180,00</text:p>
          </table:table-cell>
          <table:table-cell table:formula="of:=[.C6]*[.D6]" office:value-type="float" office:value="1134" calcext:value-type="float">
            <text:p>1134,00</text:p>
          </table:table-cell>
          <table:table-cell office:value-type="date" office:date-value="2017-06-20" calcext:value-type="date">
            <text:p>20/06/17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Притиск кінцевий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,00</text:p>
          </table:table-cell>
          <table:table-cell table:formula="of:=[.C7]*[.D7]" office:value-type="float" office:value="200" calcext:value-type="float">
            <text:p>200,00</text:p>
          </table:table-cell>
          <table:table-cell office:value-type="date" office:date-value="2017-06-20" calcext:value-type="date">
            <text:p>20/06/17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Притиск міжпанельний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,00</text:p>
          </table:table-cell>
          <table:table-cell table:formula="of:=[.C8]*[.D8]" office:value-type="float" office:value="200" calcext:value-type="float">
            <text:p>200,00</text:p>
          </table:table-cell>
          <table:table-cell office:value-type="date" office:date-value="2017-06-20" calcext:value-type="date">
            <text:p>20/06/17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онштейн кріплення до покрівлі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,00</text:p>
          </table:table-cell>
          <table:table-cell table:formula="of:=[.C9]*[.D9]" office:value-type="float" office:value="660" calcext:value-type="float">
            <text:p>660,00</text:p>
          </table:table-cell>
          <table:table-cell office:value-type="date" office:date-value="2017-06-20" calcext:value-type="date">
            <text:p>20/06/17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ПЗІП ОПС1-C 1P клас II (C), IEK</text:p>
          </table:table-cell>
          <table:table-cell office:value-type="float" office:value="2" calcext:value-type="float">
            <text:p>2</text:p>
          </table:table-cell>
          <table:table-cell office:value-type="float" office:value="264.58" calcext:value-type="float">
            <text:p>264,58</text:p>
          </table:table-cell>
          <table:table-cell table:formula="of:=[.C10]*[.D10]" office:value-type="float" office:value="529.16" calcext:value-type="float">
            <text:p>529,16</text:p>
          </table:table-cell>
          <table:table-cell office:value-type="date" office:date-value="2017-06-23" calcext:value-type="date">
            <text:p>23/06/1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Тримач плавкого запобіжника ДП-33, габарит 00, 160А, IEK</text:p>
          </table:table-cell>
          <table:table-cell office:value-type="float" office:value="1" calcext:value-type="float">
            <text:p>1</text:p>
          </table:table-cell>
          <table:table-cell office:value-type="float" office:value="70.3" calcext:value-type="float">
            <text:p>70,30</text:p>
          </table:table-cell>
          <table:table-cell table:formula="of:=[.C11]*[.D11]" office:value-type="float" office:value="70.3" calcext:value-type="float">
            <text:p>70,30</text:p>
          </table:table-cell>
          <table:table-cell office:value-type="date" office:date-value="2017-06-23" calcext:value-type="date">
            <text:p>23/06/1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Плавка вставка запобіжника ППНИ-33, габарит 00С, 160 А, IEK </text:p>
          </table:table-cell>
          <table:table-cell office:value-type="float" office:value="1" calcext:value-type="float">
            <text:p>1</text:p>
          </table:table-cell>
          <table:table-cell office:value-type="float" office:value="54.58" calcext:value-type="float">
            <text:p>54,58</text:p>
          </table:table-cell>
          <table:table-cell table:formula="of:=[.C12]*[.D12]" office:value-type="float" office:value="54.58" calcext:value-type="float">
            <text:p>54,58</text:p>
          </table:table-cell>
          <table:table-cell office:value-type="date" office:date-value="2017-06-23" calcext:value-type="date">
            <text:p>23/06/17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Провід ПВ-3 10 чорний</text:p>
          </table:table-cell>
          <table:table-cell office:value-type="float" office:value="10" calcext:value-type="float">
            <text:p>10</text:p>
          </table:table-cell>
          <table:table-cell office:value-type="float" office:value="19.84" calcext:value-type="float">
            <text:p>19,84</text:p>
          </table:table-cell>
          <table:table-cell table:formula="of:=[.C13]*[.D13]" office:value-type="float" office:value="198.4" calcext:value-type="float">
            <text:p>198,40</text:p>
          </table:table-cell>
          <table:table-cell office:value-type="date" office:date-value="2017-06-23" calcext:value-type="date">
            <text:p>23/06/17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Провід ПВ-3 10 білий</text:p>
          </table:table-cell>
          <table:table-cell office:value-type="float" office:value="10" calcext:value-type="float">
            <text:p>10</text:p>
          </table:table-cell>
          <table:table-cell office:value-type="float" office:value="20.21" calcext:value-type="float">
            <text:p>20,21</text:p>
          </table:table-cell>
          <table:table-cell table:formula="of:=[.C14]*[.D14]" office:value-type="float" office:value="202.1" calcext:value-type="float">
            <text:p>202,10</text:p>
          </table:table-cell>
          <table:table-cell office:value-type="date" office:date-value="2017-06-23" calcext:value-type="date">
            <text:p>23/06/17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Провід ПВ-3 25 білий</text:p>
          </table:table-cell>
          <table:table-cell office:value-type="float" office:value="5" calcext:value-type="float">
            <text:p>5</text:p>
          </table:table-cell>
          <table:table-cell office:value-type="float" office:value="50.61" calcext:value-type="float">
            <text:p>50,61</text:p>
          </table:table-cell>
          <table:table-cell table:formula="of:=[.C15]*[.D15]" office:value-type="float" office:value="253.05" calcext:value-type="float">
            <text:p>253,05</text:p>
          </table:table-cell>
          <table:table-cell office:value-type="date" office:date-value="2017-06-23" calcext:value-type="date">
            <text:p>23/06/17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Провід ПВ-3 6 жовто-зелений</text:p>
          </table:table-cell>
          <table:table-cell office:value-type="float" office:value="15" calcext:value-type="float">
            <text:p>15</text:p>
          </table:table-cell>
          <table:table-cell office:value-type="float" office:value="11.5" calcext:value-type="float">
            <text:p>11,50</text:p>
          </table:table-cell>
          <table:table-cell table:formula="of:=[.C16]*[.D16]" office:value-type="float" office:value="172.5" calcext:value-type="float">
            <text:p>172,50</text:p>
          </table:table-cell>
          <table:table-cell office:value-type="date" office:date-value="2017-06-23" calcext:value-type="date">
            <text:p>23/06/1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Накінечник SC-25-8 мідний луджений кабельний під пайку, АСКО-УКРЕМ</text:p>
          </table:table-cell>
          <table:table-cell office:value-type="float" office:value="12" calcext:value-type="float">
            <text:p>12</text:p>
          </table:table-cell>
          <table:table-cell office:value-type="float" office:value="5.45" calcext:value-type="float">
            <text:p>5,45</text:p>
          </table:table-cell>
          <table:table-cell table:formula="of:=[.C17]*[.D17]" office:value-type="float" office:value="65.4" calcext:value-type="float">
            <text:p>65,40</text:p>
          </table:table-cell>
          <table:table-cell office:value-type="date" office:date-value="2017-06-23" calcext:value-type="date">
            <text:p>23/06/1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Накінечник SC-10-8 мідний луджений кабельний під пайку, АСКО-УКРЕМ</text:p>
          </table:table-cell>
          <table:table-cell office:value-type="float" office:value="20" calcext:value-type="float">
            <text:p>20</text:p>
          </table:table-cell>
          <table:table-cell office:value-type="float" office:value="3.29" calcext:value-type="float">
            <text:p>3,29</text:p>
          </table:table-cell>
          <table:table-cell table:formula="of:=[.C18]*[.D18]" office:value-type="float" office:value="65.8" calcext:value-type="float">
            <text:p>65,80</text:p>
          </table:table-cell>
          <table:table-cell office:value-type="date" office:date-value="2017-06-23" calcext:value-type="date">
            <text:p>23/06/1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втоматичний вимикач ВА47-29 1P 16 А х-ка C, IEK</text:p>
          </table:table-cell>
          <table:table-cell office:value-type="float" office:value="2" calcext:value-type="float">
            <text:p>2</text:p>
          </table:table-cell>
          <table:table-cell office:value-type="float" office:value="38.1" calcext:value-type="float">
            <text:p>38,10</text:p>
          </table:table-cell>
          <table:table-cell table:formula="of:=[.C19]*[.D19]" office:value-type="float" office:value="76.2" calcext:value-type="float">
            <text:p>76,20</text:p>
          </table:table-cell>
          <table:table-cell office:value-type="date" office:date-value="2017-06-23" calcext:value-type="date">
            <text:p>23/06/1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Бокс КМПн 2/2 для зовнішньої установки IP30, IEK</text:p>
          </table:table-cell>
          <table:table-cell office:value-type="float" office:value="1" calcext:value-type="float">
            <text:p>1</text:p>
          </table:table-cell>
          <table:table-cell office:value-type="float" office:value="23.07" calcext:value-type="float">
            <text:p>23,07</text:p>
          </table:table-cell>
          <table:table-cell table:formula="of:=[.C20]*[.D20]" office:value-type="float" office:value="23.07" calcext:value-type="float">
            <text:p>23,07</text:p>
          </table:table-cell>
          <table:table-cell office:value-type="date" office:date-value="2017-06-23" calcext:value-type="date">
            <text:p>23/06/1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Бокс КМПн 2/4 для зовнішньої установки IP30, IEK</text:p>
          </table:table-cell>
          <table:table-cell office:value-type="float" office:value="1" calcext:value-type="float">
            <text:p>1</text:p>
          </table:table-cell>
          <table:table-cell office:value-type="float" office:value="29.93" calcext:value-type="float">
            <text:p>29,93</text:p>
          </table:table-cell>
          <table:table-cell table:formula="of:=[.C21]*[.D21]" office:value-type="float" office:value="29.93" calcext:value-type="float">
            <text:p>29,93</text:p>
          </table:table-cell>
          <table:table-cell office:value-type="date" office:date-value="2017-06-23" calcext:value-type="date">
            <text:p>23/06/17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<text:span text:style-name="T1">Сонячна батарея Amerisolar AS-6P30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3519" calcext:value-type="float">
            <text:p>3519,00</text:p>
          </table:table-cell>
          <table:table-cell table:formula="of:=[.C22]*[.D22]" office:value-type="float" office:value="10557" calcext:value-type="float">
            <text:p>10557,00</text:p>
          </table:table-cell>
          <table:table-cell office:value-type="date" office:date-value="2017-06-24" calcext:value-type="date">
            <text:p>24/06/17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Акумуляторна батарея TOYAMA NPS100-12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5214" calcext:value-type="float">
            <text:p>5214,00</text:p>
          </table:table-cell>
          <table:table-cell table:formula="of:=[.C23]*[.D23]" office:value-type="float" office:value="10428" calcext:value-type="float">
            <text:p>10428,00</text:p>
          </table:table-cell>
          <table:table-cell office:value-type="date" office:date-value="2017-06-24" calcext:value-type="date">
            <text:p>24/06/17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Профіль монтажний</text:p>
          </table:table-cell>
          <table:table-cell office:value-type="float" office:value="6.3" calcext:value-type="float">
            <text:p>6.3</text:p>
          </table:table-cell>
          <table:table-cell office:value-type="float" office:value="180" calcext:value-type="float">
            <text:p>180,00</text:p>
          </table:table-cell>
          <table:table-cell table:formula="of:=[.C24]*[.D24]" office:value-type="float" office:value="1134" calcext:value-type="float">
            <text:p>1134,00</text:p>
          </table:table-cell>
          <table:table-cell office:value-type="date" office:date-value="2017-06-24" calcext:value-type="date">
            <text:p>24/06/17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Кронштейн кріплення до покрівлі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,00</text:p>
          </table:table-cell>
          <table:table-cell table:formula="of:=[.C25]*[.D25]" office:value-type="float" office:value="220" calcext:value-type="float">
            <text:p>220,00</text:p>
          </table:table-cell>
          <table:table-cell office:value-type="date" office:date-value="2017-06-24" calcext:value-type="date">
            <text:p>24/06/17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Роз’єм MC-4, пара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,00</text:p>
          </table:table-cell>
          <table:table-cell table:formula="of:=[.C26]*[.D26]" office:value-type="float" office:value="144" calcext:value-type="float">
            <text:p>144,00</text:p>
          </table:table-cell>
          <table:table-cell office:value-type="date" office:date-value="2017-06-24" calcext:value-type="date">
            <text:p>24/06/17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Колодка клемна E.Ne_t 12</text:p>
          </table:table-cell>
          <table:table-cell office:value-type="float" office:value="1" calcext:value-type="float">
            <text:p>1</text:p>
          </table:table-cell>
          <table:table-cell office:value-type="float" office:value="40.93" calcext:value-type="float">
            <text:p>40,93</text:p>
          </table:table-cell>
          <table:table-cell table:formula="of:=[.C27]*[.D27]" office:value-type="float" office:value="40.93" calcext:value-type="float">
            <text:p>40,93</text:p>
          </table:table-cell>
          <table:table-cell office:value-type="date" office:date-value="2017-06-25" calcext:value-type="date">
            <text:p>25/06/17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Провід ШВВПн</text:p>
          </table:table-cell>
          <table:table-cell office:value-type="float" office:value="10" calcext:value-type="float">
            <text:p>10</text:p>
          </table:table-cell>
          <table:table-cell office:value-type="float" office:value="32.78" calcext:value-type="float">
            <text:p>32,78</text:p>
          </table:table-cell>
          <table:table-cell table:formula="of:=[.C28]*[.D28]" office:value-type="float" office:value="327.8" calcext:value-type="float">
            <text:p>327,80</text:p>
          </table:table-cell>
          <table:table-cell office:value-type="date" office:date-value="2017-06-25" calcext:value-type="date">
            <text:p>25/06/17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Герметик Ceresit CS 27</text:p>
          </table:table-cell>
          <table:table-cell office:value-type="float" office:value="1" calcext:value-type="float">
            <text:p>1</text:p>
          </table:table-cell>
          <table:table-cell office:value-type="float" office:value="82.6" calcext:value-type="float">
            <text:p>82,60</text:p>
          </table:table-cell>
          <table:table-cell table:formula="of:=[.C29]*[.D29]" office:value-type="float" office:value="82.6" calcext:value-type="float">
            <text:p>82,60</text:p>
          </table:table-cell>
          <table:table-cell office:value-type="date" office:date-value="2017-06-25" calcext:value-type="date">
            <text:p>25/06/17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Гайка М8, 25 шт./уп.</text:p>
          </table:table-cell>
          <table:table-cell office:value-type="float" office:value="2" calcext:value-type="float">
            <text:p>2</text:p>
          </table:table-cell>
          <table:table-cell office:value-type="float" office:value="13.39" calcext:value-type="float">
            <text:p>13,39</text:p>
          </table:table-cell>
          <table:table-cell table:formula="of:=[.C30]*[.D30]" office:value-type="float" office:value="26.78" calcext:value-type="float">
            <text:p>26,78</text:p>
          </table:table-cell>
          <table:table-cell office:value-type="date" office:date-value="2017-06-25" calcext:value-type="date">
            <text:p>25/06/17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Шайба гровера М8, 40 шт./у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23</text:p>
          </table:table-cell>
          <table:table-cell table:formula="of:=[.C31]*[.D31]" office:value-type="float" office:value="9.23" calcext:value-type="float">
            <text:p>9,23</text:p>
          </table:table-cell>
          <table:table-cell office:value-type="date" office:date-value="2017-06-25" calcext:value-type="date">
            <text:p>25/06/17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Коробка розподільч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91</text:p>
          </table:table-cell>
          <table:table-cell table:formula="of:=[.C32]*[.D32]" office:value-type="float" office:value="21.82" calcext:value-type="float">
            <text:p>21,82</text:p>
          </table:table-cell>
          <table:table-cell office:value-type="date" office:date-value="2017-06-25" calcext:value-type="date">
            <text:p>25/06/17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Дюбель з шурупом (набір)</text:p>
          </table:table-cell>
          <table:table-cell office:value-type="float" office:value="1" calcext:value-type="float">
            <text:p>1</text:p>
          </table:table-cell>
          <table:table-cell office:value-type="float" office:value="26.03" calcext:value-type="float">
            <text:p>26,03</text:p>
          </table:table-cell>
          <table:table-cell table:formula="of:=[.C33]*[.D33]" office:value-type="float" office:value="26.03" calcext:value-type="float">
            <text:p>26,03</text:p>
          </table:table-cell>
          <table:table-cell office:value-type="date" office:date-value="2017-06-25" calcext:value-type="date">
            <text:p>25/06/17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Гвинт-шуруп VCS 8_140</text:p>
          </table:table-cell>
          <table:table-cell office:value-type="float" office:value="20" calcext:value-type="float">
            <text:p>20</text:p>
          </table:table-cell>
          <table:table-cell office:value-type="float" office:value="11.34" calcext:value-type="float">
            <text:p>11,34</text:p>
          </table:table-cell>
          <table:table-cell table:formula="of:=[.C34]*[.D34]" office:value-type="float" office:value="226.8" calcext:value-type="float">
            <text:p>226,80</text:p>
          </table:table-cell>
          <table:table-cell office:value-type="date" office:date-value="2017-06-25" calcext:value-type="date">
            <text:p>25/06/17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formula="of:=[.C35]*[.D35]" office:value-type="float" office:value="0" calcext:value-type="float">
            <text:p>0,00</text:p>
          </table:table-cell>
          <table:table-cell office:value-type="date" office:date-value="2017-06-25" calcext:value-type="date">
            <text:p>25/06/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Разом</text:p>
          </table:table-cell>
          <table:table-cell table:number-columns-repeated="2"/>
          <table:table-cell table:formula="of:=SUM([.E2:.E35])" office:value-type="float" office:value="69009.48" calcext:value-type="float">
            <text:p>69009,48</text:p>
          </table:table-cell>
          <table:table-cell table:number-columns-repeated="1019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8P0" style:volatile="true" number:language="uk" number:country="UA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01:50:32.075176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